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akar" svg:font-family="aakar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entury Gothic1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entury Gothic2" svg:font-family="'Century Gothic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6.983cm" fo:margin-left="0cm" fo:margin-top="0cm" fo:margin-bottom="0cm" table:align="left" style:writing-mode="lr-tb"/>
    </style:style>
    <style:style style:name="Tabella1.A" style:family="table-column">
      <style:table-column-properties style:column-width="3.493cm"/>
    </style:style>
    <style:style style:name="Tabella1.B" style:family="table-column">
      <style:table-column-properties style:column-width="13.488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-left="0.199cm" fo:padding-right="0.191cm" fo:padding-top="0cm" fo:padding-bottom="0cm" fo:border="0.5pt solid #000000"/>
    </style:style>
    <style:style style:name="Tabella2" style:family="table">
      <style:table-properties style:width="16.983cm" fo:margin-left="0cm" fo:margin-top="0cm" fo:margin-bottom="0cm" table:align="left" style:writing-mode="lr-tb"/>
    </style:style>
    <style:style style:name="Tabella2.A" style:family="table-column">
      <style:table-column-properties style:column-width="3.493cm"/>
    </style:style>
    <style:style style:name="Tabella2.B" style:family="table-column">
      <style:table-column-properties style:column-width="13.488cm"/>
    </style:style>
    <style:style style:name="Tabella2.1" style:family="table-row">
      <style:table-row-properties fo:keep-together="auto"/>
    </style:style>
    <style:style style:name="Tabella2.A1" style:family="table-cell">
      <style:table-cell-properties fo:padding-left="0.199cm" fo:padding-right="0.191cm" fo:padding-top="0cm" fo:padding-bottom="0cm" fo:border="0.5pt solid #000000"/>
    </style:style>
    <style:style style:name="Tabella3" style:family="table">
      <style:table-properties style:width="16.983cm" fo:margin-left="0cm" fo:margin-top="0cm" fo:margin-bottom="0cm" table:align="left" style:writing-mode="lr-tb"/>
    </style:style>
    <style:style style:name="Tabella3.A" style:family="table-column">
      <style:table-column-properties style:column-width="3.493cm"/>
    </style:style>
    <style:style style:name="Tabella3.B" style:family="table-column">
      <style:table-column-properties style:column-width="13.488cm"/>
    </style:style>
    <style:style style:name="Tabella3.1" style:family="table-row">
      <style:table-row-properties fo:keep-together="auto"/>
    </style:style>
    <style:style style:name="Tabella3.A1" style:family="table-cell">
      <style:table-cell-properties fo:padding-left="0.199cm" fo:padding-right="0.191cm" fo:padding-top="0cm" fo:padding-bottom="0cm" fo:border="0.5pt solid #000000"/>
    </style:style>
    <style:style style:name="Tabella4" style:family="table">
      <style:table-properties style:width="16.983cm" fo:margin-left="0cm" fo:margin-top="0cm" fo:margin-bottom="0cm" table:align="left" style:writing-mode="lr-tb"/>
    </style:style>
    <style:style style:name="Tabella4.A" style:family="table-column">
      <style:table-column-properties style:column-width="3.493cm"/>
    </style:style>
    <style:style style:name="Tabella4.B" style:family="table-column">
      <style:table-column-properties style:column-width="13.488cm"/>
    </style:style>
    <style:style style:name="Tabella4.1" style:family="table-row">
      <style:table-row-properties fo:keep-together="auto"/>
    </style:style>
    <style:style style:name="Tabella4.A1" style:family="table-cell">
      <style:table-cell-properties fo:padding-left="0.199cm" fo:padding-right="0.191cm" fo:padding-top="0cm" fo:padding-bottom="0cm" fo:border="0.5pt solid #000000"/>
    </style:style>
    <style:style style:name="Tabella4.A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la5" style:family="table">
      <style:table-properties style:width="16.983cm" fo:margin-left="0cm" fo:margin-top="0cm" fo:margin-bottom="0cm" table:align="left" style:writing-mode="lr-tb"/>
    </style:style>
    <style:style style:name="Tabella5.A" style:family="table-column">
      <style:table-column-properties style:column-width="3.493cm"/>
    </style:style>
    <style:style style:name="Tabella5.B" style:family="table-column">
      <style:table-column-properties style:column-width="13.488cm"/>
    </style:style>
    <style:style style:name="Tabella5.1" style:family="table-row">
      <style:table-row-properties fo:keep-together="auto"/>
    </style:style>
    <style:style style:name="Tabella5.A1" style:family="table-cell">
      <style:table-cell-properties fo:padding-left="0.199cm" fo:padding-right="0.191cm" fo:padding-top="0cm" fo:padding-bottom="0cm" fo:border="0.5pt solid #000000"/>
    </style:style>
    <style:style style:name="Tabella6" style:family="table">
      <style:table-properties style:width="16.983cm" fo:margin-left="0cm" fo:margin-top="0cm" fo:margin-bottom="0cm" table:align="left" style:writing-mode="lr-tb"/>
    </style:style>
    <style:style style:name="Tabella6.A" style:family="table-column">
      <style:table-column-properties style:column-width="3.493cm"/>
    </style:style>
    <style:style style:name="Tabella6.B" style:family="table-column">
      <style:table-column-properties style:column-width="13.488cm"/>
    </style:style>
    <style:style style:name="Tabella6.1" style:family="table-row">
      <style:table-row-properties fo:keep-together="auto"/>
    </style:style>
    <style:style style:name="Tabella6.A1" style:family="table-cell">
      <style:table-cell-properties fo:padding-left="0.199cm" fo:padding-right="0.191cm" fo:padding-top="0cm" fo:padding-bottom="0cm" fo:border="0.5pt solid #000000"/>
    </style:style>
    <style:style style:name="Tabella7" style:family="table">
      <style:table-properties style:width="16.983cm" fo:margin-left="0cm" fo:margin-top="0cm" fo:margin-bottom="0cm" table:align="left" style:writing-mode="lr-tb"/>
    </style:style>
    <style:style style:name="Tabella7.A" style:family="table-column">
      <style:table-column-properties style:column-width="3.493cm"/>
    </style:style>
    <style:style style:name="Tabella7.B" style:family="table-column">
      <style:table-column-properties style:column-width="13.488cm"/>
    </style:style>
    <style:style style:name="Tabella7.1" style:family="table-row">
      <style:table-row-properties fo:keep-together="auto"/>
    </style:style>
    <style:style style:name="Tabella7.A1" style:family="table-cell">
      <style:table-cell-properties fo:padding-left="0.199cm" fo:padding-right="0.191cm" fo:padding-top="0cm" fo:padding-bottom="0cm" fo:border="0.5pt solid #000000"/>
    </style:style>
    <style:style style:name="Tabella8" style:family="table">
      <style:table-properties style:width="16.983cm" fo:margin-left="0cm" fo:margin-top="0cm" fo:margin-bottom="0cm" table:align="left" style:writing-mode="lr-tb"/>
    </style:style>
    <style:style style:name="Tabella8.A" style:family="table-column">
      <style:table-column-properties style:column-width="3.493cm"/>
    </style:style>
    <style:style style:name="Tabella8.B" style:family="table-column">
      <style:table-column-properties style:column-width="13.488cm"/>
    </style:style>
    <style:style style:name="Tabella8.1" style:family="table-row">
      <style:table-row-properties fo:keep-together="auto"/>
    </style:style>
    <style:style style:name="Tabella8.A1" style:family="table-cell">
      <style:table-cell-properties fo:padding-left="0.199cm" fo:padding-right="0.191cm" fo:padding-top="0cm" fo:padding-bottom="0cm" fo:border="0.5pt solid #000000"/>
    </style:style>
    <style:style style:name="Tabella8.5" style:family="table-row">
      <style:table-row-properties style:min-row-height="2.258cm" fo:keep-together="auto"/>
    </style:style>
    <style:style style:name="Tabella8.6" style:family="table-row">
      <style:table-row-properties style:min-row-height="0.071cm" fo:keep-together="auto"/>
    </style:style>
    <style:style style:name="Tabella9" style:family="table">
      <style:table-properties style:width="16.983cm" fo:margin-left="0cm" fo:margin-top="0cm" fo:margin-bottom="0cm" table:align="left" style:writing-mode="lr-tb"/>
    </style:style>
    <style:style style:name="Tabella9.A" style:family="table-column">
      <style:table-column-properties style:column-width="3.493cm"/>
    </style:style>
    <style:style style:name="Tabella9.B" style:family="table-column">
      <style:table-column-properties style:column-width="13.488cm"/>
    </style:style>
    <style:style style:name="Tabella9.1" style:family="table-row">
      <style:table-row-properties fo:keep-together="auto"/>
    </style:style>
    <style:style style:name="Tabella9.A1" style:family="table-cell">
      <style:table-cell-properties fo:padding-left="0.199cm" fo:padding-right="0.191cm" fo:padding-top="0cm" fo:padding-bottom="0cm" fo:border="0.5pt solid #000000"/>
    </style:style>
    <style:style style:name="Tabella9.5" style:family="table-row">
      <style:table-row-properties style:min-row-height="2.258cm" fo:keep-together="auto"/>
    </style:style>
    <style:style style:name="Tabella10" style:family="table">
      <style:table-properties style:width="16.983cm" fo:margin-left="0cm" fo:margin-top="0cm" fo:margin-bottom="0cm" table:align="left" style:writing-mode="lr-tb"/>
    </style:style>
    <style:style style:name="Tabella10.A" style:family="table-column">
      <style:table-column-properties style:column-width="3.493cm"/>
    </style:style>
    <style:style style:name="Tabella10.B" style:family="table-column">
      <style:table-column-properties style:column-width="13.488cm"/>
    </style:style>
    <style:style style:name="Tabella10.1" style:family="table-row">
      <style:table-row-properties fo:keep-together="auto"/>
    </style:style>
    <style:style style:name="Tabella10.A1" style:family="table-cell">
      <style:table-cell-properties fo:padding-left="0.199cm" fo:padding-right="0.191cm" fo:padding-top="0cm" fo:padding-bottom="0cm" fo:border="0.5pt solid #000000"/>
    </style:style>
    <style:style style:name="Tabella10.A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la11" style:family="table">
      <style:table-properties style:width="16.983cm" fo:margin-left="0cm" fo:margin-top="0cm" fo:margin-bottom="0cm" table:align="left" style:writing-mode="lr-tb"/>
    </style:style>
    <style:style style:name="Tabella11.A" style:family="table-column">
      <style:table-column-properties style:column-width="3.493cm"/>
    </style:style>
    <style:style style:name="Tabella11.B" style:family="table-column">
      <style:table-column-properties style:column-width="13.488cm"/>
    </style:style>
    <style:style style:name="Tabella11.1" style:family="table-row">
      <style:table-row-properties fo:keep-together="auto"/>
    </style:style>
    <style:style style:name="Tabella11.A1" style:family="table-cell">
      <style:table-cell-properties fo:padding-left="0.199cm" fo:padding-right="0.191cm" fo:padding-top="0cm" fo:padding-bottom="0cm" fo:border="0.5pt solid #000000"/>
    </style:style>
    <style:style style:name="Tabella12" style:family="table">
      <style:table-properties style:width="16.983cm" fo:margin-left="0cm" fo:margin-top="0cm" fo:margin-bottom="0cm" table:align="left" style:writing-mode="lr-tb"/>
    </style:style>
    <style:style style:name="Tabella12.A" style:family="table-column">
      <style:table-column-properties style:column-width="3.493cm"/>
    </style:style>
    <style:style style:name="Tabella12.B" style:family="table-column">
      <style:table-column-properties style:column-width="13.488cm"/>
    </style:style>
    <style:style style:name="Tabella12.1" style:family="table-row">
      <style:table-row-properties fo:keep-together="auto"/>
    </style:style>
    <style:style style:name="Tabella12.A1" style:family="table-cell">
      <style:table-cell-properties fo:padding-left="0.199cm" fo:padding-right="0.191cm" fo:padding-top="0cm" fo:padding-bottom="0cm" fo:border="0.5pt solid #000000"/>
    </style:style>
    <style:style style:name="Tabella13" style:family="table">
      <style:table-properties style:width="17.399cm" fo:margin-left="0cm" fo:margin-top="0cm" fo:margin-bottom="0cm" table:align="left" style:writing-mode="lr-tb"/>
    </style:style>
    <style:style style:name="Tabella13.A" style:family="table-column">
      <style:table-column-properties style:column-width="3.491cm"/>
    </style:style>
    <style:style style:name="Tabella13.B" style:family="table-column">
      <style:table-column-properties style:column-width="13.907cm"/>
    </style:style>
    <style:style style:name="Tabella13.1" style:family="table-row">
      <style:table-row-properties fo:keep-together="auto"/>
    </style:style>
    <style:style style:name="Tabella13.A1" style:family="table-cell">
      <style:table-cell-properties fo:padding-left="0.199cm" fo:padding-right="0.191cm" fo:padding-top="0cm" fo:padding-bottom="0cm" fo:border="0.5pt solid #000000"/>
    </style:style>
    <style:style style:name="Tabella14" style:family="table">
      <style:table-properties style:width="17.399cm" fo:margin-left="0cm" fo:margin-top="0cm" fo:margin-bottom="0cm" table:align="left" style:writing-mode="lr-tb"/>
    </style:style>
    <style:style style:name="Tabella14.A" style:family="table-column">
      <style:table-column-properties style:column-width="3.491cm"/>
    </style:style>
    <style:style style:name="Tabella14.B" style:family="table-column">
      <style:table-column-properties style:column-width="13.907cm"/>
    </style:style>
    <style:style style:name="Tabella14.1" style:family="table-row">
      <style:table-row-properties fo:keep-together="auto"/>
    </style:style>
    <style:style style:name="Tabella14.A1" style:family="table-cell">
      <style:table-cell-properties fo:padding-left="0.199cm" fo:padding-right="0.191cm" fo:padding-top="0cm" fo:padding-bottom="0cm" fo:border="0.5pt solid #000000"/>
    </style:style>
    <style:style style:name="Tabella14.A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la15" style:family="table">
      <style:table-properties style:width="17.399cm" fo:margin-left="0cm" fo:margin-top="0cm" fo:margin-bottom="0cm" table:align="left" style:writing-mode="lr-tb"/>
    </style:style>
    <style:style style:name="Tabella15.A" style:family="table-column">
      <style:table-column-properties style:column-width="3.491cm"/>
    </style:style>
    <style:style style:name="Tabella15.B" style:family="table-column">
      <style:table-column-properties style:column-width="13.907cm"/>
    </style:style>
    <style:style style:name="Tabella15.1" style:family="table-row">
      <style:table-row-properties fo:keep-together="auto"/>
    </style:style>
    <style:style style:name="Tabella15.A1" style:family="table-cell">
      <style:table-cell-properties fo:padding-left="0.199cm" fo:padding-right="0.191cm" fo:padding-top="0cm" fo:padding-bottom="0cm" fo:border="0.5pt solid #000000"/>
    </style:style>
    <style:style style:name="Tabella16" style:family="table">
      <style:table-properties style:width="16.983cm" fo:margin-left="0cm" fo:margin-top="0cm" fo:margin-bottom="0cm" table:align="left" style:writing-mode="lr-tb"/>
    </style:style>
    <style:style style:name="Tabella16.A" style:family="table-column">
      <style:table-column-properties style:column-width="3.493cm"/>
    </style:style>
    <style:style style:name="Tabella16.B" style:family="table-column">
      <style:table-column-properties style:column-width="13.488cm"/>
    </style:style>
    <style:style style:name="Tabella16.1" style:family="table-row">
      <style:table-row-properties fo:keep-together="auto"/>
    </style:style>
    <style:style style:name="Tabella16.A1" style:family="table-cell">
      <style:table-cell-properties fo:padding-left="0.199cm" fo:padding-right="0.191cm" fo:padding-top="0cm" fo:padding-bottom="0cm" fo:border="0.5pt solid #000000"/>
    </style:style>
    <style:style style:name="Tabella17" style:family="table">
      <style:table-properties style:width="16.983cm" fo:margin-left="0cm" fo:margin-top="0cm" fo:margin-bottom="0cm" table:align="left" style:writing-mode="lr-tb"/>
    </style:style>
    <style:style style:name="Tabella17.A" style:family="table-column">
      <style:table-column-properties style:column-width="3.493cm"/>
    </style:style>
    <style:style style:name="Tabella17.B" style:family="table-column">
      <style:table-column-properties style:column-width="13.488cm"/>
    </style:style>
    <style:style style:name="Tabella17.1" style:family="table-row">
      <style:table-row-properties fo:keep-together="auto"/>
    </style:style>
    <style:style style:name="Tabella17.A1" style:family="table-cell">
      <style:table-cell-properties fo:padding-left="0.199cm" fo:padding-right="0.191cm" fo:padding-top="0cm" fo:padding-bottom="0cm" fo:border="0.5pt solid #000000"/>
    </style:style>
    <style:style style:name="Tabella18" style:family="table">
      <style:table-properties style:width="17.399cm" fo:margin-left="0cm" fo:margin-top="0cm" fo:margin-bottom="0cm" table:align="left" style:writing-mode="lr-tb"/>
    </style:style>
    <style:style style:name="Tabella18.A" style:family="table-column">
      <style:table-column-properties style:column-width="3.491cm"/>
    </style:style>
    <style:style style:name="Tabella18.B" style:family="table-column">
      <style:table-column-properties style:column-width="13.907cm"/>
    </style:style>
    <style:style style:name="Tabella18.1" style:family="table-row">
      <style:table-row-properties fo:keep-together="auto"/>
    </style:style>
    <style:style style:name="Tabella18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>
        <style:tab-stops>
          <style:tab-stop style:position="2.858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3.556cm"/>
        </style:tab-stops>
      </style:paragraph-properties>
    </style:style>
    <style:style style:name="P3" style:family="paragraph" style:parent-style-name="Standard">
      <style:text-properties fo:color="#000000" style:font-name="Century Gothic" fo:font-size="12pt" fo:font-weight="bold" style:font-name-asian="Century Gothic2" style:font-size-asian="12pt" style:font-weight-asian="bold" style:font-name-complex="Century Gothic2" style:font-size-complex="12pt"/>
    </style:style>
    <style:style style:name="P4" style:family="paragraph" style:parent-style-name="Standard">
      <style:text-properties style:font-name="Century Gothic" fo:font-size="12pt" style:font-name-asian="Century Gothic2" style:font-size-asian="12pt" style:font-name-complex="Century Gothic2" style:font-size-complex="12pt"/>
    </style:style>
    <style:style style:name="P5" style:family="paragraph" style:parent-style-name="Standard">
      <style:text-properties style:font-name="Century Gothic" fo:font-size="12pt" officeooo:paragraph-rsid="000e1349" style:font-name-asian="Century Gothic2" style:font-size-asian="12pt" style:font-name-complex="Century Gothic2" style:font-size-complex="12pt"/>
    </style:style>
    <style:style style:name="P6" style:family="paragraph" style:parent-style-name="Standard">
      <style:text-properties style:font-name="Century Gothic" fo:font-size="12pt" officeooo:paragraph-rsid="0010c734" style:font-name-asian="Century Gothic2" style:font-size-asian="12pt" style:font-name-complex="Century Gothic2" style:font-size-complex="12pt"/>
    </style:style>
    <style:style style:name="P7" style:family="paragraph" style:parent-style-name="Standard">
      <style:text-properties style:font-name="Century Gothic" fo:font-size="12pt" fo:font-weight="bold" style:font-name-asian="Century Gothic2" style:font-size-asian="12pt" style:font-weight-asian="bold" style:font-name-complex="Century Gothic2" style:font-size-complex="12pt"/>
    </style:style>
    <style:style style:name="P8" style:family="paragraph" style:parent-style-name="Standard">
      <style:text-properties style:font-name="Century Gothic" fo:font-size="12pt" fo:font-weight="bold" officeooo:rsid="0010c734" officeooo:paragraph-rsid="0010c734" style:font-name-asian="Century Gothic2" style:font-size-asian="12pt" style:font-weight-asian="bold" style:font-name-complex="Century Gothic2" style:font-size-complex="12pt" style:font-weight-complex="bold"/>
    </style:style>
    <style:style style:name="P9" style:family="paragraph" style:parent-style-name="Standard">
      <style:text-properties style:font-name="Century Gothic" fo:font-size="12pt" fo:font-weight="bold" officeooo:rsid="0019d7b2" officeooo:paragraph-rsid="0019d7b2" style:font-name-asian="Century Gothic2" style:font-size-asian="12pt" style:font-weight-asian="bold" style:font-name-complex="Century Gothic2" style:font-size-complex="12pt"/>
    </style:style>
    <style:style style:name="P10" style:family="paragraph" style:parent-style-name="Standard">
      <style:text-properties style:font-name="Century Gothic" fo:font-weight="bold" style:font-name-asian="Century Gothic2" style:font-weight-asian="bold" style:font-name-complex="Century Gothic2"/>
    </style:style>
    <style:style style:name="P11" style:family="paragraph" style:parent-style-name="Standard">
      <style:paragraph-properties>
        <style:tab-stops>
          <style:tab-stop style:position="2.371cm"/>
        </style:tab-stops>
      </style:paragraph-properties>
    </style:style>
    <style:style style:name="P12" style:family="paragraph" style:parent-style-name="Standard">
      <style:paragraph-properties>
        <style:tab-stops>
          <style:tab-stop style:position="2.54cm"/>
        </style:tab-stops>
      </style:paragraph-properties>
    </style:style>
    <style:style style:name="P13" style:family="paragraph" style:parent-style-name="Standard">
      <style:paragraph-properties>
        <style:tab-stops>
          <style:tab-stop style:position="1.588cm"/>
        </style:tab-stops>
      </style:paragraph-properties>
    </style:style>
    <style:style style:name="P14" style:family="paragraph" style:parent-style-name="Standard">
      <style:paragraph-properties>
        <style:tab-stops>
          <style:tab-stop style:position="2.879cm"/>
        </style:tab-stops>
      </style:paragraph-properties>
    </style:style>
    <style:style style:name="P15" style:family="paragraph" style:parent-style-name="Standard">
      <style:paragraph-properties>
        <style:tab-stops>
          <style:tab-stop style:position="2.879cm"/>
        </style:tab-stops>
      </style:paragraph-properties>
      <style:text-properties officeooo:paragraph-rsid="0019d7b2"/>
    </style:style>
    <style:style style:name="P16" style:family="paragraph" style:parent-style-name="Standard">
      <style:paragraph-properties>
        <style:tab-stops>
          <style:tab-stop style:position="1.905cm"/>
        </style:tab-stops>
      </style:paragraph-properties>
    </style:style>
    <style:style style:name="P17" style:family="paragraph" style:parent-style-name="Standard">
      <style:paragraph-properties>
        <style:tab-stops>
          <style:tab-stop style:position="1.905cm"/>
        </style:tab-stops>
      </style:paragraph-properties>
      <style:text-properties officeooo:paragraph-rsid="0016d246"/>
    </style:style>
    <style:style style:name="P18" style:family="paragraph" style:parent-style-name="Standard">
      <style:paragraph-properties>
        <style:tab-stops>
          <style:tab-stop style:position="1.905cm"/>
        </style:tab-stops>
      </style:paragraph-properties>
      <style:text-properties officeooo:paragraph-rsid="00186267"/>
    </style:style>
    <style:style style:name="P19" style:family="paragraph" style:parent-style-name="Standard">
      <style:paragraph-properties>
        <style:tab-stops>
          <style:tab-stop style:position="1.905cm"/>
        </style:tab-stops>
      </style:paragraph-properties>
      <style:text-properties officeooo:paragraph-rsid="0019d7b2"/>
    </style:style>
    <style:style style:name="P20" style:family="paragraph" style:parent-style-name="Standard">
      <style:paragraph-properties>
        <style:tab-stops>
          <style:tab-stop style:position="1.778cm"/>
        </style:tab-stops>
      </style:paragraph-properties>
    </style:style>
    <style:style style:name="P21" style:family="paragraph" style:parent-style-name="Standard">
      <style:paragraph-properties>
        <style:tab-stops>
          <style:tab-stop style:position="1.778cm"/>
        </style:tab-stops>
      </style:paragraph-properties>
      <style:text-properties officeooo:paragraph-rsid="0019d7b2"/>
    </style:style>
    <style:style style:name="P22" style:family="paragraph" style:parent-style-name="Standard">
      <style:paragraph-properties>
        <style:tab-stops>
          <style:tab-stop style:position="9.758cm"/>
        </style:tab-stops>
      </style:paragraph-properties>
    </style:style>
    <style:style style:name="P23" style:family="paragraph" style:parent-style-name="Standard">
      <style:paragraph-properties>
        <style:tab-stops>
          <style:tab-stop style:position="9.758cm"/>
        </style:tab-stops>
      </style:paragraph-properties>
      <style:text-properties officeooo:paragraph-rsid="0016d246"/>
    </style:style>
    <style:style style:name="P24" style:family="paragraph" style:parent-style-name="Standard">
      <style:paragraph-properties>
        <style:tab-stops>
          <style:tab-stop style:position="9.758cm"/>
        </style:tab-stops>
      </style:paragraph-properties>
      <style:text-properties officeooo:paragraph-rsid="0019d7b2"/>
    </style:style>
    <style:style style:name="P25" style:family="paragraph" style:parent-style-name="Standard">
      <style:paragraph-properties>
        <style:tab-stops>
          <style:tab-stop style:position="2.54cm"/>
        </style:tab-stops>
      </style:paragraph-properties>
      <style:text-properties officeooo:rsid="000cdc2c" officeooo:paragraph-rsid="000cdc2c"/>
    </style:style>
    <style:style style:name="P26" style:family="paragraph" style:parent-style-name="Standard">
      <style:text-properties officeooo:rsid="000cdc2c" officeooo:paragraph-rsid="000cdc2c"/>
    </style:style>
    <style:style style:name="P27" style:family="paragraph" style:parent-style-name="Standard">
      <style:text-properties officeooo:paragraph-rsid="000cdc2c"/>
    </style:style>
    <style:style style:name="P28" style:family="paragraph" style:parent-style-name="Standard">
      <style:text-properties style:text-underline-style="none" officeooo:rsid="000cdc2c" officeooo:paragraph-rsid="000cdc2c"/>
    </style:style>
    <style:style style:name="P29" style:family="paragraph" style:parent-style-name="Standard">
      <style:text-properties style:font-name="Century Gothic1" officeooo:rsid="000cdc2c" officeooo:paragraph-rsid="000cdc2c"/>
    </style:style>
    <style:style style:name="P30" style:family="paragraph" style:parent-style-name="Standard">
      <style:text-properties style:font-name="Century Gothic1" fo:font-weight="bold" officeooo:rsid="0015315d" officeooo:paragraph-rsid="0015315d" style:font-weight-asian="bold" style:font-weight-complex="bold"/>
    </style:style>
    <style:style style:name="P31" style:family="paragraph" style:parent-style-name="Standard">
      <style:paragraph-properties>
        <style:tab-stops>
          <style:tab-stop style:position="1.778cm"/>
        </style:tab-stops>
      </style:paragraph-properties>
      <style:text-properties style:font-name="Century Gothic1" fo:font-weight="bold" officeooo:rsid="0016f412" officeooo:paragraph-rsid="0016f412" style:font-weight-asian="bold" style:font-weight-complex="bold"/>
    </style:style>
    <style:style style:name="P32" style:family="paragraph" style:parent-style-name="Standard">
      <style:text-properties style:font-name="Century Gothic1" fo:font-size="12pt" fo:font-weight="bold" officeooo:rsid="0016d246" officeooo:paragraph-rsid="0016d246" style:font-size-asian="12pt" style:font-weight-asian="bold" style:font-size-complex="12pt" style:font-weight-complex="bold"/>
    </style:style>
    <style:style style:name="P33" style:family="paragraph" style:parent-style-name="Standard">
      <style:paragraph-properties>
        <style:tab-stops>
          <style:tab-stop style:position="9.758cm"/>
        </style:tab-stops>
      </style:paragraph-properties>
      <style:text-properties style:font-name="Century Gothic1" officeooo:rsid="0016f412" officeooo:paragraph-rsid="0016f412"/>
    </style:style>
    <style:style style:name="P34" style:family="paragraph" style:parent-style-name="Standard">
      <style:text-properties officeooo:rsid="000e1349" officeooo:paragraph-rsid="000e1349"/>
    </style:style>
    <style:style style:name="P35" style:family="paragraph" style:parent-style-name="Standard">
      <style:text-properties officeooo:paragraph-rsid="000e1349"/>
    </style:style>
    <style:style style:name="P36" style:family="paragraph" style:parent-style-name="Standard">
      <style:text-properties officeooo:rsid="0010c734" officeooo:paragraph-rsid="0010c734"/>
    </style:style>
    <style:style style:name="P37" style:family="paragraph" style:parent-style-name="Standard">
      <style:text-properties officeooo:paragraph-rsid="0010c734"/>
    </style:style>
    <style:style style:name="P38" style:family="paragraph" style:parent-style-name="Standard">
      <style:paragraph-properties>
        <style:tab-stops>
          <style:tab-stop style:position="2.54cm"/>
        </style:tab-stops>
      </style:paragraph-properties>
      <style:text-properties officeooo:rsid="0012a439" officeooo:paragraph-rsid="0012a439"/>
    </style:style>
    <style:style style:name="P39" style:family="paragraph" style:parent-style-name="Standard">
      <style:paragraph-properties>
        <style:tab-stops>
          <style:tab-stop style:position="1.588cm"/>
        </style:tab-stops>
      </style:paragraph-properties>
      <style:text-properties officeooo:rsid="0012a439" officeooo:paragraph-rsid="0012a439"/>
    </style:style>
    <style:style style:name="P40" style:family="paragraph" style:parent-style-name="Standard">
      <style:text-properties officeooo:rsid="0012a439" officeooo:paragraph-rsid="0012a439"/>
    </style:style>
    <style:style style:name="P41" style:family="paragraph" style:parent-style-name="Standard">
      <style:text-properties officeooo:paragraph-rsid="0012a439"/>
    </style:style>
    <style:style style:name="P42" style:family="paragraph" style:parent-style-name="Standard">
      <style:text-properties officeooo:rsid="0015315d" officeooo:paragraph-rsid="00155f45"/>
    </style:style>
    <style:style style:name="P43" style:family="paragraph" style:parent-style-name="Standard">
      <style:text-properties officeooo:rsid="00155f45" officeooo:paragraph-rsid="00155f45"/>
    </style:style>
    <style:style style:name="P44" style:family="paragraph" style:parent-style-name="Standard">
      <style:paragraph-properties>
        <style:tab-stops>
          <style:tab-stop style:position="2.54cm"/>
        </style:tab-stops>
      </style:paragraph-properties>
      <style:text-properties officeooo:rsid="001562fd" officeooo:paragraph-rsid="001562fd"/>
    </style:style>
    <style:style style:name="P45" style:family="paragraph" style:parent-style-name="Standard">
      <style:text-properties officeooo:rsid="001562fd" officeooo:paragraph-rsid="001562fd"/>
    </style:style>
    <style:style style:name="P46" style:family="paragraph" style:parent-style-name="Standard">
      <style:text-properties officeooo:rsid="0016d246" officeooo:paragraph-rsid="0016d246"/>
    </style:style>
    <style:style style:name="P47" style:family="paragraph" style:parent-style-name="Standard">
      <style:text-properties officeooo:rsid="0016d246" officeooo:paragraph-rsid="0019d7b2"/>
    </style:style>
    <style:style style:name="P48" style:family="paragraph" style:parent-style-name="Standard">
      <style:text-properties officeooo:rsid="0016f412" officeooo:paragraph-rsid="0016f412"/>
    </style:style>
    <style:style style:name="P49" style:family="paragraph" style:parent-style-name="Standard">
      <style:paragraph-properties>
        <style:tab-stops>
          <style:tab-stop style:position="2.879cm"/>
        </style:tab-stops>
      </style:paragraph-properties>
      <style:text-properties officeooo:rsid="0016f412" officeooo:paragraph-rsid="0016f412"/>
    </style:style>
    <style:style style:name="P50" style:family="paragraph" style:parent-style-name="Standard">
      <style:paragraph-properties>
        <style:tab-stops>
          <style:tab-stop style:position="1.905cm"/>
        </style:tab-stops>
      </style:paragraph-properties>
      <style:text-properties officeooo:rsid="0016f412" officeooo:paragraph-rsid="0016f412"/>
    </style:style>
    <style:style style:name="P51" style:family="paragraph" style:parent-style-name="Standard">
      <style:paragraph-properties>
        <style:tab-stops>
          <style:tab-stop style:position="9.758cm"/>
        </style:tab-stops>
      </style:paragraph-properties>
      <style:text-properties officeooo:rsid="0016f412" officeooo:paragraph-rsid="0016f412"/>
    </style:style>
    <style:style style:name="P52" style:family="paragraph" style:parent-style-name="Standard">
      <style:paragraph-properties>
        <style:tab-stops>
          <style:tab-stop style:position="2.879cm"/>
        </style:tab-stops>
      </style:paragraph-properties>
      <style:text-properties officeooo:rsid="00186267" officeooo:paragraph-rsid="00186267"/>
    </style:style>
    <style:style style:name="P53" style:family="paragraph" style:parent-style-name="Standard">
      <style:paragraph-properties>
        <style:tab-stops>
          <style:tab-stop style:position="9.758cm"/>
        </style:tab-stops>
      </style:paragraph-properties>
      <style:text-properties officeooo:rsid="00186267" officeooo:paragraph-rsid="00186267"/>
    </style:style>
    <style:style style:name="P54" style:family="paragraph" style:parent-style-name="Standard">
      <style:text-properties officeooo:rsid="00186267" officeooo:paragraph-rsid="00186267"/>
    </style:style>
    <style:style style:name="P55" style:family="paragraph" style:parent-style-name="Standard">
      <style:paragraph-properties>
        <style:tab-stops>
          <style:tab-stop style:position="9.758cm"/>
        </style:tab-stops>
      </style:paragraph-properties>
      <style:text-properties fo:font-style="normal" officeooo:rsid="00186267" officeooo:paragraph-rsid="00186267" style:font-style-asian="normal" style:font-style-complex="normal"/>
    </style:style>
    <style:style style:name="P56" style:family="paragraph" style:parent-style-name="Standard">
      <style:text-properties officeooo:rsid="0019131b" officeooo:paragraph-rsid="0019131b"/>
    </style:style>
    <style:style style:name="P57" style:family="paragraph" style:parent-style-name="Standard">
      <style:text-properties officeooo:paragraph-rsid="0019d7b2"/>
    </style:style>
    <style:style style:name="P58" style:family="paragraph" style:parent-style-name="Standard">
      <style:text-properties officeooo:rsid="0019d7b2" officeooo:paragraph-rsid="0019d7b2"/>
    </style:style>
    <style:style style:name="P59" style:family="paragraph" style:parent-style-name="Standard">
      <style:paragraph-properties fo:margin-top="0.423cm" fo:margin-bottom="0.423cm" loext:contextual-spacing="false" fo:line-height="100%"/>
    </style:style>
    <style:style style:name="P60" style:family="paragraph" style:parent-style-name="Standard">
      <style:paragraph-properties fo:margin-top="0.423cm" fo:margin-bottom="0.423cm" loext:contextual-spacing="false" fo:line-height="100%"/>
      <style:text-properties officeooo:paragraph-rsid="000e2987"/>
    </style:style>
    <style:style style:name="P61" style:family="paragraph" style:parent-style-name="Standard">
      <style:paragraph-properties fo:margin-top="0.423cm" fo:margin-bottom="0.423cm" loext:contextual-spacing="false" fo:line-height="100%"/>
      <style:text-properties officeooo:paragraph-rsid="0016d246"/>
    </style:style>
    <style:style style:name="P62" style:family="paragraph" style:parent-style-name="Standard">
      <style:paragraph-properties fo:margin-top="0.423cm" fo:margin-bottom="0.423cm" loext:contextual-spacing="false" fo:line-height="100%"/>
      <style:text-properties officeooo:paragraph-rsid="0019131b"/>
    </style:style>
    <style:style style:name="P63" style:family="paragraph" style:parent-style-name="Standard">
      <style:paragraph-properties fo:margin-top="0.423cm" fo:margin-bottom="0.423cm" loext:contextual-spacing="false" fo:line-height="100%"/>
      <style:text-properties fo:font-style="normal" officeooo:rsid="000e2987" officeooo:paragraph-rsid="000e2987" style:font-style-asian="normal" style:font-style-complex="normal"/>
    </style:style>
    <style:style style:name="P64" style:family="paragraph" style:parent-style-name="Standard">
      <style:paragraph-properties fo:margin-top="0.423cm" fo:margin-bottom="0.423cm" loext:contextual-spacing="false" fo:line-height="100%"/>
      <style:text-properties fo:font-style="normal" officeooo:rsid="000ec5c8" officeooo:paragraph-rsid="000ec5c8" style:font-style-asian="normal" style:font-style-complex="normal"/>
    </style:style>
    <style:style style:name="P65" style:family="paragraph" style:parent-style-name="Standard">
      <style:paragraph-properties fo:margin-top="0.423cm" fo:margin-bottom="0.423cm" loext:contextual-spacing="false" fo:line-height="100%" fo:padding="0cm" fo:border="none"/>
    </style:style>
    <style:style style:name="P66" style:family="paragraph" style:parent-style-name="Standard">
      <style:paragraph-properties fo:margin-top="0.423cm" fo:margin-bottom="0.423cm" loext:contextual-spacing="false" fo:line-height="100%" fo:padding="0cm" fo:border="none"/>
      <style:text-properties fo:font-style="normal" officeooo:rsid="000ec5c8" officeooo:paragraph-rsid="000fc292" style:font-style-asian="normal" style:font-style-complex="normal"/>
    </style:style>
    <style:style style:name="P67" style:family="paragraph" style:parent-style-name="Standard">
      <style:paragraph-properties fo:margin-top="0.423cm" fo:margin-bottom="0.423cm" loext:contextual-spacing="false" fo:line-height="100%" fo:padding="0cm" fo:border="none"/>
      <style:text-properties officeooo:rsid="0012a439" officeooo:paragraph-rsid="0012a439"/>
    </style:style>
    <style:style style:name="P68" style:family="paragraph" style:parent-style-name="Standard">
      <style:paragraph-properties fo:margin-top="0.423cm" fo:margin-bottom="0.423cm" loext:contextual-spacing="false" fo:line-height="100%" fo:padding="0cm" fo:border="none"/>
      <style:text-properties officeooo:rsid="001562fd" officeooo:paragraph-rsid="001562fd"/>
    </style:style>
    <style:style style:name="P69" style:family="paragraph" style:parent-style-name="Standard" style:master-page-name="Standard">
      <style:paragraph-properties style:page-number="1"/>
    </style:style>
    <style:style style:name="T1" style:family="text">
      <style:text-properties fo:color="#000000" style:font-name="Century Gothic" fo:font-size="12pt" fo:font-weight="bold" style:font-name-asian="Century Gothic2" style:font-size-asian="12pt" style:font-weight-asian="bold" style:font-name-complex="Century Gothic2" style:font-size-complex="12pt"/>
    </style:style>
    <style:style style:name="T2" style:family="text">
      <style:text-properties fo:color="#000000" style:font-name="Century Gothic" fo:font-size="12pt" style:font-name-asian="Century Gothic2" style:font-size-asian="12pt" style:font-name-complex="Century Gothic2" style:font-size-complex="12pt"/>
    </style:style>
    <style:style style:name="T3" style:family="text">
      <style:text-properties fo:color="#000000" style:font-name="Century Gothic" style:font-name-asian="Century Gothic2" style:font-name-complex="Century Gothic2"/>
    </style:style>
    <style:style style:name="T4" style:family="text">
      <style:text-properties fo:color="#000000" style:font-name="Century Gothic" officeooo:rsid="000cd7b4" style:font-name-asian="Century Gothic2" style:font-name-complex="Century Gothic2"/>
    </style:style>
    <style:style style:name="T5" style:family="text">
      <style:text-properties fo:color="#000000" style:font-name="Century Gothic" officeooo:rsid="000cdc2c" style:font-name-asian="Century Gothic2" style:font-name-complex="Century Gothic2"/>
    </style:style>
    <style:style style:name="T6" style:family="text">
      <style:text-properties fo:color="#000000" style:font-name="Century Gothic" officeooo:rsid="000e1349" style:font-name-asian="Century Gothic2" style:font-name-complex="Century Gothic2"/>
    </style:style>
    <style:style style:name="T7" style:family="text">
      <style:text-properties fo:color="#000000" style:font-name="Century Gothic" officeooo:rsid="000e2987" style:font-name-asian="Century Gothic2" style:font-name-complex="Century Gothic2"/>
    </style:style>
    <style:style style:name="T8" style:family="text">
      <style:text-properties fo:color="#000000" style:font-name="Century Gothic" officeooo:rsid="000ec5c8" style:font-name-asian="Century Gothic2" style:font-name-complex="Century Gothic2"/>
    </style:style>
    <style:style style:name="T9" style:family="text">
      <style:text-properties fo:color="#000000" style:font-name="Century Gothic" officeooo:rsid="000fc292" style:font-name-asian="Century Gothic2" style:font-name-complex="Century Gothic2"/>
    </style:style>
    <style:style style:name="T10" style:family="text">
      <style:text-properties fo:color="#000000" style:font-name="Century Gothic" officeooo:rsid="0010c734" style:font-name-asian="Century Gothic2" style:font-name-complex="Century Gothic2"/>
    </style:style>
    <style:style style:name="T11" style:family="text">
      <style:text-properties fo:color="#000000" style:font-name="Century Gothic" officeooo:rsid="0012a439" style:font-name-asian="Century Gothic2" style:font-name-complex="Century Gothic2"/>
    </style:style>
    <style:style style:name="T12" style:family="text">
      <style:text-properties fo:color="#000000" style:font-name="Century Gothic" officeooo:rsid="0015315d" style:font-name-asian="Century Gothic2" style:font-name-complex="Century Gothic2"/>
    </style:style>
    <style:style style:name="T13" style:family="text">
      <style:text-properties fo:color="#000000" style:font-name="Century Gothic" officeooo:rsid="001562fd" style:font-name-asian="Century Gothic2" style:font-name-complex="Century Gothic2"/>
    </style:style>
    <style:style style:name="T14" style:family="text">
      <style:text-properties fo:color="#000000" style:font-name="Century Gothic" officeooo:rsid="0016d246" style:font-name-asian="Century Gothic2" style:font-name-complex="Century Gothic2"/>
    </style:style>
    <style:style style:name="T15" style:family="text">
      <style:text-properties fo:color="#000000" style:font-name="Century Gothic" officeooo:rsid="00186267" style:font-name-asian="Century Gothic2" style:font-name-complex="Century Gothic2"/>
    </style:style>
    <style:style style:name="T16" style:family="text">
      <style:text-properties fo:color="#000000" style:font-name="Century Gothic" officeooo:rsid="0019131b" style:font-name-asian="Century Gothic2" style:font-name-complex="Century Gothic2"/>
    </style:style>
    <style:style style:name="T17" style:family="text">
      <style:text-properties fo:color="#000000" style:font-name="Century Gothic" fo:font-style="italic" style:font-name-asian="Century Gothic2" style:font-style-asian="italic" style:font-name-complex="Century Gothic2"/>
    </style:style>
    <style:style style:name="T18" style:family="text">
      <style:text-properties fo:color="#000000" style:font-name="Century Gothic" fo:font-style="italic" officeooo:rsid="000e1349" style:font-name-asian="Century Gothic2" style:font-style-asian="italic" style:font-name-complex="Century Gothic2"/>
    </style:style>
    <style:style style:name="T19" style:family="text">
      <style:text-properties fo:color="#000000" style:font-name="Century Gothic" fo:font-style="italic" officeooo:rsid="000e2987" style:font-name-asian="Century Gothic2" style:font-style-asian="italic" style:font-name-complex="Century Gothic2" style:font-style-complex="italic"/>
    </style:style>
    <style:style style:name="T20" style:family="text">
      <style:text-properties fo:color="#000000" style:font-name="Century Gothic" fo:font-style="italic" officeooo:rsid="000ec5c8" style:font-name-asian="Century Gothic2" style:font-style-asian="italic" style:font-name-complex="Century Gothic2" style:font-style-complex="italic"/>
    </style:style>
    <style:style style:name="T21" style:family="text">
      <style:text-properties fo:color="#000000" style:font-name="Century Gothic" fo:font-style="italic" style:font-name-asian="Century Gothic2" style:font-style-asian="italic" style:font-name-complex="Century Gothic2" style:font-style-complex="italic"/>
    </style:style>
    <style:style style:name="T22" style:family="text">
      <style:text-properties fo:color="#000000" style:font-name="Century Gothic" fo:font-style="italic" officeooo:rsid="0010c734" style:font-name-asian="Century Gothic2" style:font-style-asian="italic" style:font-name-complex="Century Gothic2" style:font-style-complex="italic"/>
    </style:style>
    <style:style style:name="T23" style:family="text">
      <style:text-properties fo:color="#000000" style:font-name="Century Gothic" fo:font-style="italic" officeooo:rsid="0012a439" style:font-name-asian="Century Gothic2" style:font-style-asian="italic" style:font-name-complex="Century Gothic2" style:font-style-complex="italic"/>
    </style:style>
    <style:style style:name="T24" style:family="text">
      <style:text-properties fo:color="#000000" style:font-name="Century Gothic" fo:font-style="italic" officeooo:rsid="001562fd" style:font-name-asian="Century Gothic2" style:font-style-asian="italic" style:font-name-complex="Century Gothic2" style:font-style-complex="italic"/>
    </style:style>
    <style:style style:name="T25" style:family="text">
      <style:text-properties fo:color="#000000" style:font-name="Century Gothic" fo:font-style="italic" officeooo:rsid="00186267" style:font-name-asian="Century Gothic2" style:font-style-asian="italic" style:font-name-complex="Century Gothic2" style:font-style-complex="italic"/>
    </style:style>
    <style:style style:name="T26" style:family="text">
      <style:text-properties fo:color="#000000" style:font-name="Century Gothic" fo:font-style="italic" officeooo:rsid="0019131b" style:font-name-asian="Century Gothic2" style:font-style-asian="italic" style:font-name-complex="Century Gothic2" style:font-style-complex="italic"/>
    </style:style>
    <style:style style:name="T27" style:family="text">
      <style:text-properties fo:color="#000000" style:font-name="Century Gothic" fo:font-style="italic" officeooo:rsid="0012a439" style:font-name-asian="Century Gothic2" style:font-style-asian="italic" style:font-name-complex="Century Gothic2"/>
    </style:style>
    <style:style style:name="T28" style:family="text">
      <style:text-properties fo:color="#000000" style:font-name="Century Gothic" fo:font-size="11pt" officeooo:rsid="0012a439" style:font-name-asian="Century Gothic2" style:font-size-asian="11pt" style:font-name-complex="Century Gothic2" style:font-size-complex="11pt"/>
    </style:style>
    <style:style style:name="T29" style:family="text">
      <style:text-properties fo:color="#000000" style:font-name="Century Gothic" fo:font-size="11pt" fo:font-style="italic" officeooo:rsid="0012a439" style:font-name-asian="Century Gothic2" style:font-size-asian="11pt" style:font-style-asian="italic" style:font-name-complex="Century Gothic2" style:font-size-complex="11pt" style:font-style-complex="italic"/>
    </style:style>
    <style:style style:name="T30" style:family="text">
      <style:text-properties fo:color="#000000" style:font-name="Century Gothic" fo:font-style="normal" officeooo:rsid="001562fd" style:font-name-asian="Century Gothic2" style:font-style-asian="normal" style:font-name-complex="Century Gothic2" style:font-style-complex="normal"/>
    </style:style>
    <style:style style:name="T31" style:family="text">
      <style:text-properties fo:color="#000000" style:font-name="Century Gothic" fo:font-style="normal" style:font-name-asian="Century Gothic2" style:font-style-asian="normal" style:font-name-complex="Century Gothic2" style:font-style-complex="normal"/>
    </style:style>
    <style:style style:name="T32" style:family="text">
      <style:text-properties fo:color="#000000" style:font-name="Century Gothic" fo:font-style="normal" officeooo:rsid="00186267" style:font-name-asian="Century Gothic2" style:font-style-asian="normal" style:font-name-complex="Century Gothic2" style:font-style-complex="normal"/>
    </style:style>
    <style:style style:name="T33" style:family="text">
      <style:text-properties fo:color="#000000" style:font-name="Century Gothic" fo:font-style="normal" officeooo:rsid="0019131b" style:font-name-asian="Century Gothic2" style:font-style-asian="normal" style:font-name-complex="Century Gothic2" style:font-style-complex="normal"/>
    </style:style>
    <style:style style:name="T34" style:family="text">
      <style:text-properties style:font-name="Century Gothic" fo:font-weight="bold" style:font-name-asian="Century Gothic2" style:font-weight-asian="bold" style:font-name-complex="Century Gothic2"/>
    </style:style>
    <style:style style:name="T35" style:family="text">
      <style:text-properties style:font-name="Century Gothic" fo:font-weight="bold" officeooo:rsid="0015315d" style:font-name-asian="Century Gothic2" style:font-weight-asian="bold" style:font-name-complex="Century Gothic2"/>
    </style:style>
    <style:style style:name="T36" style:family="text">
      <style:text-properties style:font-name="Century Gothic" fo:font-weight="bold" officeooo:rsid="0016f412" style:font-name-asian="Century Gothic2" style:font-weight-asian="bold" style:font-name-complex="Century Gothic2"/>
    </style:style>
    <style:style style:name="T37" style:family="text">
      <style:text-properties style:font-name="Century Gothic" style:font-name-asian="Century Gothic2" style:font-name-complex="Century Gothic2"/>
    </style:style>
    <style:style style:name="T38" style:family="text">
      <style:text-properties style:font-name="Century Gothic" officeooo:rsid="000cc4f9" style:font-name-asian="Century Gothic2" style:font-name-complex="Century Gothic2"/>
    </style:style>
    <style:style style:name="T39" style:family="text">
      <style:text-properties style:font-name="Century Gothic" officeooo:rsid="000cdc2c" style:font-name-asian="Century Gothic2" style:font-name-complex="Century Gothic2"/>
    </style:style>
    <style:style style:name="T40" style:family="text">
      <style:text-properties style:font-name="Century Gothic" officeooo:rsid="000e1349" style:font-name-asian="Century Gothic2" style:font-name-complex="Century Gothic2"/>
    </style:style>
    <style:style style:name="T41" style:family="text">
      <style:text-properties style:font-name="Century Gothic" officeooo:rsid="0010c734" style:font-name-asian="Century Gothic2" style:font-name-complex="Century Gothic2"/>
    </style:style>
    <style:style style:name="T42" style:family="text">
      <style:text-properties style:font-name="Century Gothic" officeooo:rsid="0012a439" style:font-name-asian="Century Gothic2" style:font-name-complex="Century Gothic2"/>
    </style:style>
    <style:style style:name="T43" style:family="text">
      <style:text-properties style:font-name="Century Gothic" officeooo:rsid="00141b5a" style:font-name-asian="Century Gothic2" style:font-name-complex="Century Gothic2"/>
    </style:style>
    <style:style style:name="T44" style:family="text">
      <style:text-properties style:font-name="Century Gothic" officeooo:rsid="001562fd" style:font-name-asian="Century Gothic2" style:font-name-complex="Century Gothic2"/>
    </style:style>
    <style:style style:name="T45" style:family="text">
      <style:text-properties style:font-name="Century Gothic" officeooo:rsid="0016d246" style:font-name-asian="Century Gothic2" style:font-name-complex="Century Gothic2"/>
    </style:style>
    <style:style style:name="T46" style:family="text">
      <style:text-properties style:font-name="Century Gothic" officeooo:rsid="0016f412" style:font-name-asian="Century Gothic2" style:font-name-complex="Century Gothic2"/>
    </style:style>
    <style:style style:name="T47" style:family="text">
      <style:text-properties style:font-name="Century Gothic" officeooo:rsid="00186267" style:font-name-asian="Century Gothic2" style:font-name-complex="Century Gothic2"/>
    </style:style>
    <style:style style:name="T48" style:family="text">
      <style:text-properties style:font-name="Century Gothic" officeooo:rsid="0019131b" style:font-name-asian="Century Gothic2" style:font-name-complex="Century Gothic2"/>
    </style:style>
    <style:style style:name="T49" style:family="text">
      <style:text-properties style:font-name="Century Gothic" officeooo:rsid="0019d7b2" style:font-name-asian="Century Gothic2" style:font-name-complex="Century Gothic2"/>
    </style:style>
    <style:style style:name="T50" style:family="text">
      <style:text-properties style:font-name="Century Gothic" officeooo:rsid="001a4dd3" style:font-name-asian="Century Gothic2" style:font-name-complex="Century Gothic2"/>
    </style:style>
    <style:style style:name="T51" style:family="text">
      <style:text-properties style:font-name="Century Gothic" fo:font-style="italic" style:font-name-asian="Century Gothic2" style:font-style-asian="italic" style:font-name-complex="Century Gothic2"/>
    </style:style>
    <style:style style:name="T52" style:family="text">
      <style:text-properties style:font-name="Century Gothic" fo:font-style="italic" officeooo:rsid="000cc4f9" style:font-name-asian="Century Gothic2" style:font-style-asian="italic" style:font-name-complex="Century Gothic2"/>
    </style:style>
    <style:style style:name="T53" style:family="text">
      <style:text-properties style:font-name="Century Gothic" fo:font-style="italic" officeooo:rsid="000cd7b4" style:font-name-asian="Century Gothic2" style:font-style-asian="italic" style:font-name-complex="Century Gothic2"/>
    </style:style>
    <style:style style:name="T54" style:family="text">
      <style:text-properties style:font-name="Century Gothic" fo:font-style="italic" style:font-name-asian="Century Gothic2" style:font-style-asian="italic" style:font-name-complex="Century Gothic2" style:font-style-complex="italic"/>
    </style:style>
    <style:style style:name="T55" style:family="text">
      <style:text-properties style:font-name="Century Gothic" fo:font-style="italic" officeooo:rsid="0012a439" style:font-name-asian="Century Gothic2" style:font-style-asian="italic" style:font-name-complex="Century Gothic2" style:font-style-complex="italic"/>
    </style:style>
    <style:style style:name="T56" style:family="text">
      <style:text-properties style:font-name="Century Gothic" fo:font-style="italic" officeooo:rsid="0016f412" style:font-name-asian="Century Gothic2" style:font-style-asian="italic" style:font-name-complex="Century Gothic2" style:font-style-complex="italic"/>
    </style:style>
    <style:style style:name="T57" style:family="text">
      <style:text-properties style:font-name="Century Gothic" fo:font-style="italic" officeooo:rsid="00186267" style:font-name-asian="Century Gothic2" style:font-style-asian="italic" style:font-name-complex="Century Gothic2" style:font-style-complex="italic"/>
    </style:style>
    <style:style style:name="T58" style:family="text">
      <style:text-properties style:font-name="Century Gothic" fo:font-style="italic" officeooo:rsid="0019131b" style:font-name-asian="Century Gothic2" style:font-style-asian="italic" style:font-name-complex="Century Gothic2" style:font-style-complex="italic"/>
    </style:style>
    <style:style style:name="T59" style:family="text">
      <style:text-properties style:font-name="Century Gothic" fo:font-style="italic" officeooo:rsid="001a4dd3" style:font-name-asian="Century Gothic2" style:font-style-asian="italic" style:font-name-complex="Century Gothic2" style:font-style-complex="italic"/>
    </style:style>
    <style:style style:name="T60" style:family="text">
      <style:text-properties style:font-name="Century Gothic" fo:font-size="12pt" fo:font-weight="bold" style:font-name-asian="Century Gothic2" style:font-size-asian="12pt" style:font-weight-asian="bold" style:font-name-complex="Century Gothic2" style:font-size-complex="12pt"/>
    </style:style>
    <style:style style:name="T61" style:family="text">
      <style:text-properties style:font-name="Century Gothic" fo:font-size="12pt" fo:font-weight="bold" officeooo:rsid="000e1349" style:font-name-asian="Century Gothic2" style:font-size-asian="12pt" style:font-weight-asian="bold" style:font-name-complex="Century Gothic2" style:font-size-complex="12pt"/>
    </style:style>
    <style:style style:name="T62" style:family="text">
      <style:text-properties style:font-name="Century Gothic" fo:font-size="12pt" fo:font-weight="bold" officeooo:rsid="001562fd" style:font-name-asian="Century Gothic2" style:font-size-asian="12pt" style:font-weight-asian="bold" style:font-name-complex="Century Gothic2" style:font-size-complex="12pt"/>
    </style:style>
    <style:style style:name="T63" style:family="text">
      <style:text-properties style:font-name="Century Gothic" fo:font-style="normal" style:font-name-asian="Century Gothic2" style:font-style-asian="normal" style:font-name-complex="Century Gothic2" style:font-style-complex="normal"/>
    </style:style>
    <style:style style:name="T64" style:family="text">
      <style:text-properties style:font-name="Century Gothic" fo:font-style="normal" officeooo:rsid="0012a439" style:font-name-asian="Century Gothic2" style:font-style-asian="normal" style:font-name-complex="Century Gothic2" style:font-style-complex="normal"/>
    </style:style>
    <style:style style:name="T65" style:family="text">
      <style:text-properties style:font-name="Century Gothic" fo:font-style="normal" officeooo:rsid="00155f45" style:font-name-asian="Century Gothic2" style:font-style-asian="normal" style:font-name-complex="Century Gothic2" style:font-style-complex="normal"/>
    </style:style>
    <style:style style:name="T66" style:family="text">
      <style:text-properties style:font-name="Century Gothic" fo:font-style="normal" officeooo:rsid="00186267" style:font-name-asian="Century Gothic2" style:font-style-asian="normal" style:font-name-complex="Century Gothic2" style:font-style-complex="normal"/>
    </style:style>
    <style:style style:name="T67" style:family="text">
      <style:text-properties style:font-name="Century Gothic" fo:font-style="normal" officeooo:rsid="001a4dd3" style:font-name-asian="Century Gothic2" style:font-style-asian="normal" style:font-name-complex="Century Gothic2" style:font-style-complex="normal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normal" style:font-style-asian="normal" style:font-style-complex="normal"/>
    </style:style>
    <style:style style:name="T70" style:family="text">
      <style:text-properties fo:font-weight="bold" style:font-weight-asian="bold"/>
    </style:style>
    <style:style style:name="T71" style:family="text">
      <style:text-properties fo:font-weight="bold" officeooo:rsid="000e1349" style:font-weight-asian="bold"/>
    </style:style>
    <style:style style:name="T72" style:family="text">
      <style:text-properties officeooo:rsid="0019d7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<text:span text:style-name="T1">Gestione Account</text:span>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Standard"><text:span text:style-name="T34">ID:</text:span><text:span text:style-name="T37"> <text:s text:c="53"/></text:span></text:p>
          </table:table-cell>
          <table:table-cell table:style-name="Tabella1.A1" office:value-type="string">
            <text:p text:style-name="Standard"><text:span text:style-name="T37">UC_1</text:span></text:p>
          </table:table-cell>
        </table:table-row>
        <table:table-row table:style-name="Tabella1.1">
          <table:table-cell table:style-name="Tabella1.A1" office:value-type="string">
            <text:p text:style-name="Standard"><text:span text:style-name="T34">Nome caso d’uso: <text:s text:c="4"/></text:span><text:span text:style-name="T37"><text:s text:c="2"/></text:span></text:p>
          </table:table-cell>
          <table:table-cell table:style-name="Tabella1.A1" office:value-type="string">
            <text:p text:style-name="P1"><text:span text:style-name="T37">Registrazione</text:span></text:p>
          </table:table-cell>
        </table:table-row>
        <table:table-row table:style-name="Tabella1.1">
          <table:table-cell table:style-name="Tabella1.A1" office:value-type="string">
            <text:p text:style-name="Standard"><text:span text:style-name="T34">Partecipanti: <text:s text:c="3"/></text:span><text:span text:style-name="T37"><text:s text:c="28"/></text:span></text:p>
          </table:table-cell>
          <table:table-cell table:style-name="Tabella1.A1" office:value-type="string">
            <text:p text:style-name="P2"><text:span text:style-name="T37">Utente</text:span></text:p>
          </table:table-cell>
        </table:table-row>
        <table:table-row table:style-name="Tabella1.1">
          <table:table-cell table:style-name="Tabella1.A1" office:value-type="string">
            <text:p text:style-name="Standard"><text:span text:style-name="T34">Entry condition: <text:s text:c="30"/></text:span></text:p>
          </table:table-cell>
          <table:table-cell table:style-name="Tabella1.A1" office:value-type="string">
            <text:p text:style-name="Standard"><text:span text:style-name="T37">L’utente da browser accede al sito </text:span><text:span text:style-name="T52">SocialBook</text:span><text:span text:style-name="T37"> e accede alla sezione </text:span><text:span text:style-name="T51">Registrazione</text:span><text:span text:style-name="T37">.</text:span></text:p>
          </table:table-cell>
        </table:table-row>
        <table:table-row table:style-name="Tabella1.1">
          <table:table-cell table:style-name="Tabella1.A1" office:value-type="string">
            <text:p text:style-name="Standard"><text:span text:style-name="T34">Flusso degli eventi: <text:s text:c="2"/></text:span><text:span text:style-name="T37"><text:s text:c="17"/></text:span></text:p>
          </table:table-cell>
          <table:table-cell table:style-name="Tabella1.A1" office:value-type="string">
            <text:p text:style-name="P59"><text:span text:style-name="T37">1)Il sistema risponde presentando un form.</text:span></text:p>
            <text:p text:style-name="P59"><text:span text:style-name="T37">2) L’utente completa il form inserendo </text:span><text:span text:style-name="T38">username, </text:span><text:span text:style-name="T37">e-mail, password, nome, cognome </text:span><text:span text:style-name="T38">e una breve descrizione</text:span><text:span text:style-name="T37">. </text:span></text:p>
            <text:p text:style-name="P59"><text:span text:style-name="T37">3)Quando il form è completo lo sottomette.</text:span></text:p>
            <text:p text:style-name="P59"><text:span text:style-name="T37">4) Il sistema verifica la validità dei campi e restituisce un messaggio.</text:span></text:p>
          </table:table-cell>
        </table:table-row>
        <table:table-row table:style-name="Tabella1.1">
          <table:table-cell table:style-name="Tabella1.A1" office:value-type="string">
            <text:p text:style-name="Standard"><text:span text:style-name="T34">Eccezione:<text:tab/><text:tab/></text:span></text:p>
          </table:table-cell>
          <table:table-cell table:style-name="Tabella1.A1" office:value-type="string">
            <text:p text:style-name="P59"><text:span text:style-name="T37">4.1)</text:span><text:span text:style-name="T34"> </text:span><text:span text:style-name="T37">Se non ha compilato tutti i campi, UC_1.1 </text:span><text:span text:style-name="T51">Campi non compilati: </text:span><text:span text:style-name="T37">viene visualizzata una schermata d’errore che chiede la compilazione dei campi mancanti. <text:s/></text:span></text:p>
            <text:p text:style-name="P59"><text:span text:style-name="T37">4.2) Se ha compilato i campi in modo errato, UC_1.2 </text:span><text:span text:style-name="T51">Campi errati: </text:span><text:span text:style-name="T37">viene visualizzata una schermata d’errore che chiede la ricompilazione dei campi errati. <text:s/></text:span></text:p>
            <text:p text:style-name="P59"><text:span text:style-name="T37">4.3) Se username ed e-mail sono già presenti, UC_1.3 </text:span><text:span text:style-name="T51">Utente già registrato: v</text:span><text:span text:style-name="T37">iene visualizzata una schermata d’errore che chiede di scegliere un altro username o un’altra e-mail.</text:span></text:p>
          </table:table-cell>
        </table:table-row>
        <table:table-row table:style-name="Tabella1.1">
          <table:table-cell table:style-name="Tabella1.A1" office:value-type="string">
            <text:p text:style-name="Standard"><text:span text:style-name="T34">Exit condition: <text:s text:c="12"/></text:span></text:p>
          </table:table-cell>
          <table:table-cell table:style-name="Tabella1.A1" office:value-type="string">
            <text:p text:style-name="Standard"><text:span text:style-name="T37">L’utente è stato registrato nel sistema.</text:span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4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Standard"><text:bookmark text:name="_gjdgxs"/><text:span text:style-name="T34">ID:</text:span></text:p>
          </table:table-cell>
          <table:table-cell table:style-name="Tabella2.A1" office:value-type="string">
            <text:p text:style-name="Standard"><text:span text:style-name="T37">UC_2</text:span></text:p>
          </table:table-cell>
        </table:table-row>
        <table:table-row table:style-name="Tabella2.1">
          <table:table-cell table:style-name="Tabella2.A1" office:value-type="string">
            <text:p text:style-name="Standard"><text:span text:style-name="T34">Nome caso d’uso:</text:span></text:p>
          </table:table-cell>
          <table:table-cell table:style-name="Tabella2.A1" office:value-type="string">
            <text:p text:style-name="Standard"><text:span text:style-name="T37">Autenticazione</text:span></text:p>
          </table:table-cell>
        </table:table-row>
        <table:table-row table:style-name="Tabella2.1">
          <table:table-cell table:style-name="Tabella2.A1" office:value-type="string">
            <text:p text:style-name="Standard"><text:span text:style-name="T34">Partecipanti:</text:span></text:p>
          </table:table-cell>
          <table:table-cell table:style-name="Tabella2.A1" office:value-type="string">
            <text:p text:style-name="Standard"><text:span text:style-name="T37">Utente</text:span></text:p>
          </table:table-cell>
        </table:table-row>
        <table:table-row table:style-name="Tabella2.1">
          <table:table-cell table:style-name="Tabella2.A1" office:value-type="string">
            <text:p text:style-name="Standard"><text:span text:style-name="T34">Entry condition:</text:span></text:p>
          </table:table-cell>
          <table:table-cell table:style-name="Tabella2.A1" office:value-type="string">
            <text:p text:style-name="Standard"><text:span text:style-name="T37">L’utente deve aver aperto all’interno della piattaforma </text:span><text:span text:style-name="T53">SocialBook <text:s/></text:span><text:span text:style-name="T37">il form di </text:span><text:span text:style-name="T51">Login</text:span><text:span text:style-name="T37">.</text:span></text:p>
          </table:table-cell>
        </table:table-row>
        <table:table-row table:style-name="Tabella2.1">
          <table:table-cell table:style-name="Tabella2.A1" office:value-type="string">
            <text:p text:style-name="Standard"><text:span text:style-name="T34">Flusso degli eventi:</text:span></text:p>
          </table:table-cell>
          <table:table-cell table:style-name="Tabella2.A1" office:value-type="string">
            <text:p text:style-name="P65"><text:span text:style-name="T3">1)L’utente inserisce </text:span><text:span text:style-name="T4">username</text:span><text:span text:style-name="T3"> e password, scelti al momento della registrazione.</text:span></text:p>
            <text:p text:style-name="P65"><text:span text:style-name="T3">2)Quando il form è completo, lo sottomette.</text:span></text:p>
            <text:p text:style-name="P65"><text:span text:style-name="T3">3) L’utente viene autenticato.</text:span></text:p>
            <text:p text:style-name="Standard"><text:span text:style-name="T3">4) Il sistema lo reindirizza alla Homepage con utente loggato.</text:span></text:p>
          </table:table-cell>
        </table:table-row>
        <table:table-row table:style-name="Tabella2.1">
          <table:table-cell table:style-name="Tabella2.A1" office:value-type="string">
            <text:p text:style-name="Standard"><text:span text:style-name="T34">Eccezione:</text:span></text:p>
          </table:table-cell>
          <table:table-cell table:style-name="Tabella2.A1" office:value-type="string">
            <text:p text:style-name="P65"><text:span text:style-name="T3">1)Se l’utente inserisce una combinazione di username e password errata, UC_2.1 </text:span><text:span text:style-name="T17">Autenticazione fallita: </text:span><text:span text:style-name="T3">Viene visualizzata una schermata d’errore di username o password errata.</text:span></text:p>
          </table:table-cell>
        </table:table-row>
        <table:table-row table:style-name="Tabella2.1">
          <table:table-cell table:style-name="Tabella2.A1" office:value-type="string">
            <text:p text:style-name="Standard"><text:span text:style-name="T34">Exit condition:</text:span></text:p>
          </table:table-cell>
          <table:table-cell table:style-name="Tabella2.A1" office:value-type="string">
            <text:p text:style-name="Standard"><text:span text:style-name="T37">L’utente ha effettuato l’accesso.</text:span></text:p>
          </table:table-cell>
        </table:table-row>
      </table:table>
      <text:p text:style-name="P4"/>
      <text:p text:style-name="Standard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1"><text:bookmark text:name="_30j0zll"/><text:span text:style-name="T34">ID:</text:span><text:span text:style-name="T37"> <text:s text:c="53"/></text:span></text:p>
          </table:table-cell>
          <table:table-cell table:style-name="Tabella3.A1" office:value-type="string">
            <text:p text:style-name="P11"><text:span text:style-name="T37">UC_3</text:span></text:p>
          </table:table-cell>
        </table:table-row>
        <table:table-row table:style-name="Tabella3.1">
          <table:table-cell table:style-name="Tabella3.A1" office:value-type="string">
            <text:p text:style-name="P12"><text:span text:style-name="T34">Nome caso d’uso: <text:s text:c="4"/></text:span><text:span text:style-name="T37"><text:s text:c="2"/></text:span></text:p>
          </table:table-cell>
          <table:table-cell table:style-name="Tabella3.A1" office:value-type="string">
            <text:p text:style-name="P12"><text:span text:style-name="T37">Log-out</text:span></text:p>
          </table:table-cell>
        </table:table-row>
        <table:table-row table:style-name="Tabella3.1">
          <table:table-cell table:style-name="Tabella3.A1" office:value-type="string">
            <text:p text:style-name="Standard"><text:span text:style-name="T34">Partecipanti: <text:s text:c="3"/></text:span><text:span text:style-name="T37"><text:s text:c="28"/></text:span></text:p>
          </table:table-cell>
          <table:table-cell table:style-name="Tabella3.A1" office:value-type="string">
            <text:p text:style-name="P13"><text:span text:style-name="T37">Utente</text:span></text:p>
          </table:table-cell>
        </table:table-row>
        <table:table-row table:style-name="Tabella3.1">
          <table:table-cell table:style-name="Tabella3.A1" office:value-type="string">
            <text:p text:style-name="Standard"><text:span text:style-name="T34">Entry condition: <text:s text:c="30"/></text:span></text:p>
          </table:table-cell>
          <table:table-cell table:style-name="Tabella3.A1" office:value-type="string">
            <text:p text:style-name="Standard"><text:span text:style-name="T37">L’utente deve aver effettuato l’accesso.</text:span></text:p>
          </table:table-cell>
        </table:table-row>
        <table:table-row table:style-name="Tabella3.1">
          <table:table-cell table:style-name="Tabella3.A1" office:value-type="string">
            <text:p text:style-name="P10"/>
            <text:p text:style-name="Standard"><text:span text:style-name="T34">Flusso degli eventi: <text:s text:c="23"/></text:span></text:p>
          </table:table-cell>
          <table:table-cell table:style-name="Tabella3.A1" office:value-type="string">
            <text:p text:style-name="P59"><text:span text:style-name="T37">1) L’utente preme il bottone per effettuare il Log-out.</text:span></text:p>
          </table:table-cell>
        </table:table-row>
        <table:table-row table:style-name="Tabella3.1">
          <table:table-cell table:style-name="Tabella3.A1" office:value-type="string">
            <text:p text:style-name="Standard"><text:span text:style-name="T34">Exit condition:</text:span></text:p>
          </table:table-cell>
          <table:table-cell table:style-name="Tabella3.A1" office:value-type="string">
            <text:p text:style-name="Standard"><text:span text:style-name="T37">L’utente viene reindirizzato alla </text:span><text:span text:style-name="T51">Homepage</text:span><text:span text:style-name="T37"> del sit</text:span><text:span text:style-name="T40">o.</text:span></text:p>
          </table:table-cell>
        </table:table-row>
      </table:table>
      <text:p text:style-name="P5"><text:soft-page-break/><text:span text:style-name="T70"/></text:p>
      <text:p text:style-name="P5"><text:span text:style-name="T70"/></text:p>
      <text:p text:style-name="P5"><text:span text:style-name="T70">Gestione </text:span><text:span text:style-name="T71">BookList</text:span></text:p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1"><text:span text:style-name="T34">ID:</text:span><text:span text:style-name="T37"> <text:s text:c="53"/></text:span></text:p>
          </table:table-cell>
          <table:table-cell table:style-name="Tabella4.A1" office:value-type="string">
            <text:p text:style-name="P11"><text:span text:style-name="T37">UC_4</text:span></text:p>
          </table:table-cell>
        </table:table-row>
        <table:table-row table:style-name="Tabella4.1">
          <table:table-cell table:style-name="Tabella4.A1" office:value-type="string">
            <text:p text:style-name="P12"><text:span text:style-name="T34">Nome caso d’uso: <text:s text:c="4"/></text:span><text:span text:style-name="T37"><text:s text:c="2"/></text:span></text:p>
          </table:table-cell>
          <table:table-cell table:style-name="Tabella4.A1" office:value-type="string">
            <text:p text:style-name="P25"><text:span text:style-name="T37">Creazione Booklist</text:span></text:p>
          </table:table-cell>
        </table:table-row>
        <table:table-row table:style-name="Tabella4.1">
          <table:table-cell table:style-name="Tabella4.A1" office:value-type="string">
            <text:p text:style-name="Standard"><text:span text:style-name="T34">Partecipanti: <text:s text:c="3"/></text:span><text:span text:style-name="T37"><text:s text:c="28"/></text:span></text:p>
          </table:table-cell>
          <table:table-cell table:style-name="Tabella4.A1" office:value-type="string">
            <text:p text:style-name="P13"><text:span text:style-name="T37">Utente</text:span></text:p>
          </table:table-cell>
        </table:table-row>
        <table:table-row table:style-name="Tabella4.1">
          <table:table-cell table:style-name="Tabella4.A1" office:value-type="string">
            <text:p text:style-name="Standard"><text:span text:style-name="T34">Entry condition: <text:s text:c="30"/></text:span></text:p>
          </table:table-cell>
          <table:table-cell table:style-name="Tabella4.A1" office:value-type="string">
            <text:p text:style-name="Standard"><text:span text:style-name="T37">L’utente deve aver effettuato l’accesso e deve trovarsi nella propria area personale, sezione d</text:span><text:span text:style-name="T39">i Gestione BookList</text:span><text:span text:style-name="T37">.</text:span></text:p>
          </table:table-cell>
        </table:table-row>
        <table:table-row table:style-name="Tabella4.1">
          <table:table-cell table:style-name="Tabella4.A1" office:value-type="string">
            <text:p text:style-name="P10"/>
            <text:p text:style-name="Standard"><text:span text:style-name="T34">Flusso degli eventi: <text:s text:c="23"/></text:span></text:p>
          </table:table-cell>
          <table:table-cell table:style-name="Tabella4.A1" office:value-type="string">
            <text:p text:style-name="P59"><text:span text:style-name="T3">1) Il sistema presenta un form per </text:span><text:span text:style-name="T5">la creazione della booklist</text:span><text:span text:style-name="T3">.</text:span></text:p>
            <text:p text:style-name="P59"><text:span text:style-name="T3">2) L’utente compila il form immettendo l</text:span><text:span text:style-name="T5">il nome della booklist e i libri</text:span><text:span text:style-name="T3">.</text:span></text:p>
            <text:p text:style-name="P59"><text:span text:style-name="T37">3)L’utente sottomette il form.</text:span></text:p>
            <text:p text:style-name="P59"><text:span text:style-name="T37">4</text:span><text:span text:style-name="T3">) Il sistema controlla i dati inseriti nel form.</text:span></text:p>
            <text:p text:style-name="P59"><text:span text:style-name="T37">5</text:span><text:span text:style-name="T3">) Il sistema genera un messaggio di avvenuta modifica.</text:span></text:p>
          </table:table-cell>
        </table:table-row>
        <table:table-row table:style-name="Tabella4.1">
          <table:table-cell table:style-name="Tabella4.A1" office:value-type="string">
            <text:p text:style-name="P26"><text:span text:style-name="T34">Eccezione:</text:span></text:p>
          </table:table-cell>
          <table:table-cell table:style-name="Tabella4.A1" office:value-type="string">
            <text:p text:style-name="P28"><text:span text:style-name="T37">1) Se l’utente ha già una booklist con quel nome, UC_4.1 </text:span><text:span text:style-name="T54">Ridondanza nome booklist: </text:span><text:span text:style-name="T63">viene visualizzata una pagina di errore.</text:span></text:p>
          </table:table-cell>
        </table:table-row>
        <table:table-row table:style-name="Tabella4.1">
          <table:table-cell table:style-name="Tabella4.A7" office:value-type="string">
            <text:p text:style-name="P27"><text:span text:style-name="T34">Exit condition:</text:span></text:p>
          </table:table-cell>
          <table:table-cell table:style-name="Tabella4.A7" office:value-type="string">
            <text:p text:style-name="P29">L’utente ha creato la bookList.</text:p>
          </table:table-cell>
        </table:table-row>
      </table:table>
      <text:p text:style-name="Standard"><text:span text:style-name="T61"/></text:p>
      <text:p text:style-name="Standard"><text:span text:style-name="T61"/></text:p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Standard"><text:span text:style-name="T34">ID:</text:span></text:p>
          </table:table-cell>
          <table:table-cell table:style-name="Tabella5.A1" office:value-type="string">
            <text:p text:style-name="Standard"><text:span text:style-name="T37">UC_5</text:span></text:p>
          </table:table-cell>
        </table:table-row>
        <table:table-row table:style-name="Tabella5.1">
          <table:table-cell table:style-name="Tabella5.A1" office:value-type="string">
            <text:p text:style-name="Standard"><text:span text:style-name="T34">Nome caso d’uso:</text:span></text:p>
          </table:table-cell>
          <table:table-cell table:style-name="Tabella5.A1" office:value-type="string">
            <text:p text:style-name="P26"><text:span text:style-name="T37">Modifica BookList</text:span></text:p>
          </table:table-cell>
        </table:table-row>
        <table:table-row table:style-name="Tabella5.1">
          <table:table-cell table:style-name="Tabella5.A1" office:value-type="string">
            <text:p text:style-name="Standard"><text:span text:style-name="T34">Partecipanti:</text:span></text:p>
          </table:table-cell>
          <table:table-cell table:style-name="Tabella5.A1" office:value-type="string">
            <text:p text:style-name="P26"><text:span text:style-name="T37">Utente</text:span></text:p>
          </table:table-cell>
        </table:table-row>
        <table:table-row table:style-name="Tabella5.1">
          <table:table-cell table:style-name="Tabella5.A1" office:value-type="string">
            <text:p text:style-name="Standard"><text:span text:style-name="T34">Entry condition:</text:span></text:p>
          </table:table-cell>
          <table:table-cell table:style-name="Tabella5.A1" office:value-type="string">
            <text:p text:style-name="P27"><text:span text:style-name="T37">L’utente deve aver effettuato l’accesso e deve trovarsi nella propria area personale, sezione d</text:span><text:span text:style-name="T39">i Gestione BookList</text:span><text:span text:style-name="T37">.</text:span></text:p>
          </table:table-cell>
        </table:table-row>
        <table:table-row table:style-name="Tabella5.1">
          <table:table-cell table:style-name="Tabella5.A1" office:value-type="string">
            <text:p text:style-name="Standard"><text:span text:style-name="T34">Flusso degli eventi:</text:span></text:p>
          </table:table-cell>
          <table:table-cell table:style-name="Tabella5.A1" office:value-type="string">
            <text:p text:style-name="P59"><text:span text:style-name="T3">1)</text:span><text:span text:style-name="T5">L’Utente seleziona la booklist da eliminare.</text:span></text:p>
            <text:p text:style-name="P59"><text:span text:style-name="T3"><text:s/>2) L’</text:span><text:span text:style-name="T6">Utente elimina la booklist</text:span><text:span text:style-name="T3"> con il click sul relativo bottone di </text:span><text:span text:style-name="T18">Eliminazione.</text:span></text:p>
          </table:table-cell>
        </table:table-row>
        <table:table-row table:style-name="Tabella5.1">
          <table:table-cell table:style-name="Tabella5.A1" office:value-type="string">
            <text:p text:style-name="Standard"><text:span text:style-name="T34">Exit condition:</text:span></text:p>
          </table:table-cell>
          <table:table-cell table:style-name="Tabella5.A1" office:value-type="string">
            <text:p text:style-name="Standard"><text:span text:style-name="T40">Booklist eliminata</text:span><text:span text:style-name="T37">.</text:span></text:p>
          </table:table-cell>
        </table:table-row>
      </table:table>
      <text:p text:style-name="Standard"><text:soft-page-break/></text:p>
      <text:p text:style-name="Standard"/>
      <table:table table:name="Tabella6" table:style-name="Tabella6">
        <table:table-column table:style-name="Tabella6.A"/>
        <table:table-column table:style-name="Tabella6.B"/>
        <table:table-row table:style-name="Tabella6.1">
          <table:table-cell table:style-name="Tabella6.A1" office:value-type="string">
            <text:p text:style-name="Standard"><text:span text:style-name="T34">ID:</text:span></text:p>
          </table:table-cell>
          <table:table-cell table:style-name="Tabella6.A1" office:value-type="string">
            <text:p text:style-name="Standard"><text:span text:style-name="T37">UC_6</text:span></text:p>
          </table:table-cell>
        </table:table-row>
        <table:table-row table:style-name="Tabella6.1">
          <table:table-cell table:style-name="Tabella6.A1" office:value-type="string">
            <text:p text:style-name="Standard"><text:span text:style-name="T34">Nome caso d’uso:</text:span></text:p>
          </table:table-cell>
          <table:table-cell table:style-name="Tabella6.A1" office:value-type="string">
            <text:p text:style-name="P34"><text:span text:style-name="T37">Modifica BookList</text:span></text:p>
          </table:table-cell>
        </table:table-row>
        <table:table-row table:style-name="Tabella6.1">
          <table:table-cell table:style-name="Tabella6.A1" office:value-type="string">
            <text:p text:style-name="Standard"><text:span text:style-name="T34">Partecipanti:</text:span></text:p>
          </table:table-cell>
          <table:table-cell table:style-name="Tabella6.A1" office:value-type="string">
            <text:p text:style-name="P34"><text:span text:style-name="T37">Utente</text:span></text:p>
          </table:table-cell>
        </table:table-row>
        <table:table-row table:style-name="Tabella6.1">
          <table:table-cell table:style-name="Tabella6.A1" office:value-type="string">
            <text:p text:style-name="Standard"><text:span text:style-name="T34">Entry condition:</text:span></text:p>
          </table:table-cell>
          <table:table-cell table:style-name="Tabella6.A1" office:value-type="string">
            <text:p text:style-name="P35"><text:span text:style-name="T37">L’utente deve aver effettuato l’accesso e deve trovarsi nella propria area personale, sezione d</text:span><text:span text:style-name="T39">i Gestione BookList</text:span><text:span text:style-name="T37">.</text:span></text:p>
          </table:table-cell>
        </table:table-row>
        <table:table-row table:style-name="Tabella6.1">
          <table:table-cell table:style-name="Tabella6.A1" office:value-type="string">
            <text:p text:style-name="Standard"><text:span text:style-name="T34">Flusso degli eventi:</text:span></text:p>
          </table:table-cell>
          <table:table-cell table:style-name="Tabella6.A1" office:value-type="string">
            <text:p text:style-name="P59"><text:span text:style-name="T3">1)L’</text:span><text:span text:style-name="T7">utente seleziona la booklist da modificare</text:span><text:span text:style-name="T3">.</text:span></text:p>
            <text:p text:style-name="P60"><text:span text:style-name="T3"><text:s/>2)L’</text:span><text:span text:style-name="T6">Utente elimina la booklist</text:span><text:span text:style-name="T3"> con il click sul relativo bottone di </text:span><text:span text:style-name="T19">Modifica</text:span><text:span text:style-name="T18">.</text:span></text:p>
            <text:p text:style-name="P64"><text:span text:style-name="T6">3</text:span><text:span text:style-name="T3">) Viene visualizzato il form con i libri contenuti nella booklist selezinata.</text:span></text:p>
            <text:p text:style-name="P63"><text:span text:style-name="T8">4.1</text:span><text:span text:style-name="T3">) L’utente </text:span><text:span text:style-name="T8">elimina con un click sul bottone </text:span><text:span text:style-name="T20">Elimina libro</text:span><text:span text:style-name="T8"> un libro appartenente alla booklist.</text:span></text:p>
            <text:p text:style-name="P64"><text:span text:style-name="T3">OPPURE</text:span></text:p>
            <text:p text:style-name="P64"><text:span text:style-name="T3">4.2) L’utente aggiunge un libro con un click sul bottone </text:span><text:span text:style-name="T21">Aggiungi Libro.</text:span></text:p>
            <text:p text:style-name="P64"><text:span text:style-name="T3">5) L’utente sottomette il form.</text:span></text:p>
            <text:p text:style-name="P66"><text:span text:style-name="T9">6</text:span><text:span text:style-name="T3">)Il sistema genera un messaggio di </text:span><text:span text:style-name="T9">booklist</text:span><text:span text:style-name="T3"> modificata.</text:span></text:p>
          </table:table-cell>
        </table:table-row>
        <table:table-row table:style-name="Tabella6.1">
          <table:table-cell table:style-name="Tabella6.A1" office:value-type="string">
            <text:p text:style-name="Standard"><text:span text:style-name="T34">Exit condition:</text:span></text:p>
          </table:table-cell>
          <table:table-cell table:style-name="Tabella6.A1" office:value-type="string">
            <text:p text:style-name="Standard"><text:span text:style-name="T40">Booklist modificata</text:span><text:span text:style-name="T37">.</text:span></text:p>
          </table:table-cell>
        </table:table-row>
      </table:table>
      <text:p text:style-name="Standard"/>
      <text:p text:style-name="P6"><text:span text:style-name="T70"/></text:p>
      <table:table table:name="Tabella7" table:style-name="Tabella7">
        <table:table-column table:style-name="Tabella7.A"/>
        <table:table-column table:style-name="Tabella7.B"/>
        <table:table-row table:style-name="Tabella7.1">
          <table:table-cell table:style-name="Tabella7.A1" office:value-type="string">
            <text:p text:style-name="Standard"><text:span text:style-name="T34">ID:</text:span></text:p>
          </table:table-cell>
          <table:table-cell table:style-name="Tabella7.A1" office:value-type="string">
            <text:p text:style-name="Standard"><text:span text:style-name="T37">UC_7</text:span></text:p>
          </table:table-cell>
        </table:table-row>
        <table:table-row table:style-name="Tabella7.1">
          <table:table-cell table:style-name="Tabella7.A1" office:value-type="string">
            <text:p text:style-name="Standard"><text:span text:style-name="T34">Nome caso d’uso:</text:span></text:p>
          </table:table-cell>
          <table:table-cell table:style-name="Tabella7.A1" office:value-type="string">
            <text:p text:style-name="P36"><text:span text:style-name="T37">Aggiunta libro ai preferiti</text:span></text:p>
          </table:table-cell>
        </table:table-row>
        <table:table-row table:style-name="Tabella7.1">
          <table:table-cell table:style-name="Tabella7.A1" office:value-type="string">
            <text:p text:style-name="Standard"><text:span text:style-name="T34">Partecipanti:</text:span></text:p>
          </table:table-cell>
          <table:table-cell table:style-name="Tabella7.A1" office:value-type="string">
            <text:p text:style-name="P36"><text:span text:style-name="T37">Utente</text:span></text:p>
          </table:table-cell>
        </table:table-row>
        <table:table-row table:style-name="Tabella7.1">
          <table:table-cell table:style-name="Tabella7.A1" office:value-type="string">
            <text:p text:style-name="Standard"><text:span text:style-name="T34">Entry condition:</text:span></text:p>
          </table:table-cell>
          <table:table-cell table:style-name="Tabella7.A1" office:value-type="string">
            <text:p text:style-name="P37"><text:span text:style-name="T37">L’</text:span><text:span text:style-name="T41">utente</text:span><text:span text:style-name="T37"> deve aver effettuato l’accesso e deve trovarsi nella pagina dov</text:span><text:span text:style-name="T41">e sono presenti le informazioni riguardanti il libro</text:span><text:span text:style-name="T37">.</text:span></text:p>
          </table:table-cell>
        </table:table-row>
        <table:table-row table:style-name="Tabella7.1">
          <table:table-cell table:style-name="Tabella7.A1" office:value-type="string">
            <text:p text:style-name="Standard"><text:span text:style-name="T34">Flusso degli </text:span><text:soft-page-break/><text:span text:style-name="T34">eventi:</text:span></text:p>
          </table:table-cell>
          <table:table-cell table:style-name="Tabella7.A1" office:value-type="string">
            <text:p text:style-name="P59"><text:span text:style-name="T3">1)L’</text:span><text:span text:style-name="T10">utente clicca sul bottone </text:span><text:span text:style-name="T22">Aggiungi ai preferiti.</text:span></text:p>
            <text:p text:style-name="P59"><text:soft-page-break/><text:span text:style-name="T3"><text:s/>2)Il sistema </text:span><text:span text:style-name="T10">genera un messaggio di aggiunta riuscita</text:span><text:span text:style-name="T3">.</text:span></text:p>
          </table:table-cell>
        </table:table-row>
        <table:table-row table:style-name="Tabella7.1">
          <table:table-cell table:style-name="Tabella7.A1" office:value-type="string">
            <text:p text:style-name="Standard"><text:span text:style-name="T34">Exit condition:</text:span></text:p>
          </table:table-cell>
          <table:table-cell table:style-name="Tabella7.A1" office:value-type="string">
            <text:p text:style-name="Standard"><text:span text:style-name="T41">Il libro è stato aggiunto ai preferiti</text:span><text:span text:style-name="T37">.</text:span></text:p>
          </table:table-cell>
        </table:table-row>
      </table:table>
      <text:p text:style-name="P4"/>
      <text:p text:style-name="P4"/>
      <text:p text:style-name="P8">Gestione carrello</text:p>
      <table:table table:name="Tabella8" table:style-name="Tabella8">
        <table:table-column table:style-name="Tabella8.A"/>
        <table:table-column table:style-name="Tabella8.B"/>
        <table:table-row table:style-name="Tabella8.1">
          <table:table-cell table:style-name="Tabella8.A1" office:value-type="string">
            <text:p text:style-name="P11"><text:span text:style-name="T34">ID:</text:span><text:span text:style-name="T37"> <text:s text:c="53"/></text:span></text:p>
          </table:table-cell>
          <table:table-cell table:style-name="Tabella8.A1" office:value-type="string">
            <text:p text:style-name="P11"><text:span text:style-name="T37">UC_8</text:span></text:p>
          </table:table-cell>
        </table:table-row>
        <table:table-row table:style-name="Tabella8.1">
          <table:table-cell table:style-name="Tabella8.A1" office:value-type="string">
            <text:p text:style-name="P12"><text:span text:style-name="T34">Nome caso d’uso: <text:s text:c="4"/></text:span><text:span text:style-name="T37"><text:s text:c="2"/></text:span></text:p>
          </table:table-cell>
          <table:table-cell table:style-name="Tabella8.A1" office:value-type="string">
            <text:p text:style-name="P38"><text:span text:style-name="T37">Aggiunta al carrello</text:span></text:p>
          </table:table-cell>
        </table:table-row>
        <table:table-row table:style-name="Tabella8.1">
          <table:table-cell table:style-name="Tabella8.A1" office:value-type="string">
            <text:p text:style-name="Standard"><text:span text:style-name="T34">Partecipanti:</text:span><text:span text:style-name="T37"> <text:s text:c="24"/></text:span></text:p>
          </table:table-cell>
          <table:table-cell table:style-name="Tabella8.A1" office:value-type="string">
            <text:p text:style-name="P39"><text:span text:style-name="T37">Utente</text:span></text:p>
          </table:table-cell>
        </table:table-row>
        <table:table-row table:style-name="Tabella8.1">
          <table:table-cell table:style-name="Tabella8.A1" office:value-type="string">
            <text:p text:style-name="Standard"><text:span text:style-name="T34">Entry condition: <text:s text:c="26"/></text:span></text:p>
          </table:table-cell>
          <table:table-cell table:style-name="Tabella8.A1" office:value-type="string">
            <text:p text:style-name="P37"><text:span text:style-name="T37">L’</text:span><text:span text:style-name="T41">utente</text:span><text:span text:style-name="T37"> deve aver effettuato l’accesso e deve trovarsi nella pagina dov</text:span><text:span text:style-name="T41">e sono presenti le informazioni riguardanti il libro</text:span><text:span text:style-name="T37">.</text:span></text:p>
          </table:table-cell>
        </table:table-row>
        <table:table-row table:style-name="Tabella8.5">
          <table:table-cell table:style-name="Tabella8.A1" office:value-type="string">
            <text:p text:style-name="P10"/>
            <text:p text:style-name="Standard"><text:span text:style-name="T34">Flusso degli eventi: <text:s text:c="9"/></text:span></text:p>
          </table:table-cell>
          <table:table-cell table:style-name="Tabella8.A1" office:value-type="string">
            <text:p text:style-name="P65"><text:span text:style-name="T3">1) L’</text:span><text:span text:style-name="T11">utente </text:span><text:span text:style-name="T3">clicca sul pulsante </text:span><text:span text:style-name="T27">Aggiungi al carrello</text:span><text:span text:style-name="T3">.</text:span></text:p>
            <text:p text:style-name="P65"><text:span text:style-name="T2">2)</text:span><text:span text:style-name="T28">Il sistema reindirizza l’utente alla pagina del</text:span><text:span text:style-name="T29"> Carrello</text:span><text:span text:style-name="T2">.</text:span></text:p>
            <text:p text:style-name="P65"><text:span text:style-name="T42">3</text:span><text:span text:style-name="T37">)Il sistema genera un messaggio di </text:span><text:span text:style-name="T42">aggiunta effettuata</text:span><text:span text:style-name="T37">.</text:span></text:p>
          </table:table-cell>
        </table:table-row>
        <table:table-row table:style-name="Tabella8.6">
          <table:table-cell table:style-name="Tabella8.A1" office:value-type="string">
            <text:p text:style-name="Standard"><text:span text:style-name="T34">Exit condition:</text:span></text:p>
          </table:table-cell>
          <table:table-cell table:style-name="Tabella8.A1" office:value-type="string">
            <text:p text:style-name="P40"><text:span text:style-name="T37">Articolo aggiunto al carrello</text:span></text:p>
          </table:table-cell>
        </table:table-row>
      </table:table>
      <text:p text:style-name="P4"/>
      <text:p text:style-name="P4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1"><text:span text:style-name="T34">ID:</text:span><text:span text:style-name="T37"> <text:s text:c="53"/></text:span></text:p>
          </table:table-cell>
          <table:table-cell table:style-name="Tabella9.A1" office:value-type="string">
            <text:p text:style-name="P11"><text:span text:style-name="T37">UC_9</text:span></text:p>
          </table:table-cell>
        </table:table-row>
        <table:table-row table:style-name="Tabella9.1">
          <table:table-cell table:style-name="Tabella9.A1" office:value-type="string">
            <text:p text:style-name="P12"><text:span text:style-name="T34">Nome caso d’uso: <text:s text:c="4"/></text:span><text:span text:style-name="T37"><text:s text:c="2"/></text:span></text:p>
          </table:table-cell>
          <table:table-cell table:style-name="Tabella9.A1" office:value-type="string">
            <text:p text:style-name="P38"><text:span text:style-name="T37">Rimozione libro da carrello</text:span></text:p>
          </table:table-cell>
        </table:table-row>
        <table:table-row table:style-name="Tabella9.1">
          <table:table-cell table:style-name="Tabella9.A1" office:value-type="string">
            <text:p text:style-name="Standard"><text:span text:style-name="T34">Partecipanti: <text:s text:c="3"/></text:span><text:span text:style-name="T37"><text:s text:c="28"/></text:span></text:p>
          </table:table-cell>
          <table:table-cell table:style-name="Tabella9.A1" office:value-type="string">
            <text:p text:style-name="P39"><text:span text:style-name="T37">Utente</text:span></text:p>
          </table:table-cell>
        </table:table-row>
        <table:table-row table:style-name="Tabella9.1">
          <table:table-cell table:style-name="Tabella9.A1" office:value-type="string">
            <text:p text:style-name="Standard"><text:span text:style-name="T34">Entry condition: <text:s text:c="30"/></text:span></text:p>
          </table:table-cell>
          <table:table-cell table:style-name="Tabella9.A1" office:value-type="string">
            <text:p text:style-name="P41"><text:span text:style-name="T37">L’</text:span><text:span text:style-name="T41">utente</text:span><text:span text:style-name="T37"> deve aver effettuato l’accesso e deve trovarsi nella pagina </text:span><text:span text:style-name="T42">del Carrello.</text:span></text:p>
          </table:table-cell>
        </table:table-row>
        <table:table-row table:style-name="Tabella9.5">
          <table:table-cell table:style-name="Tabella9.A1" office:value-type="string">
            <text:p text:style-name="P10"/>
            <text:p text:style-name="Standard"><text:span text:style-name="T34">Flusso degli eventi: <text:s text:c="23"/></text:span></text:p>
          </table:table-cell>
          <table:table-cell table:style-name="Tabella9.A1" office:value-type="string">
            <text:p text:style-name="P59"><text:span text:style-name="T37">1)Il sistema presenta </text:span><text:span text:style-name="T42">la lista dei libri presenti nel carrello</text:span><text:span text:style-name="T37">.</text:span></text:p>
            <text:p text:style-name="P59"><text:span text:style-name="T37">2) L’</text:span><text:span text:style-name="T42">utente clicca sul pulsante </text:span><text:span text:style-name="T55">Rimuovi</text:span><text:span text:style-name="T64"> in prossimità del libro scelto</text:span><text:span text:style-name="T37">.</text:span></text:p>
            <text:p text:style-name="P65"><text:span text:style-name="T37">3</text:span><text:span text:style-name="T3">Il sistema genera un messaggio di </text:span><text:span text:style-name="T11">elemento eliminato.</text:span></text:p>
          </table:table-cell>
        </table:table-row>
        <table:table-row table:style-name="Tabella9.1">
          <table:table-cell table:style-name="Tabella9.A1" office:value-type="string">
            <text:p text:style-name="Standard"><text:span text:style-name="T34">Exit condition:</text:span></text:p>
          </table:table-cell>
          <table:table-cell table:style-name="Tabella9.A1" office:value-type="string">
            <text:p text:style-name="P40"><text:span text:style-name="T37">Carrello modificato</text:span></text:p>
          </table:table-cell>
        </table:table-row>
      </table:table>
      <text:p text:style-name="P4"><text:soft-page-break/></text:p>
      <table:table table:name="Tabella10" table:style-name="Tabella10">
        <table:table-column table:style-name="Tabella10.A"/>
        <table:table-column table:style-name="Tabella10.B"/>
        <table:table-row table:style-name="Tabella10.1">
          <table:table-cell table:style-name="Tabella10.A1" office:value-type="string">
            <text:p text:style-name="P11"><text:span text:style-name="T34">ID:</text:span><text:span text:style-name="T37"> <text:s text:c="53"/></text:span></text:p>
          </table:table-cell>
          <table:table-cell table:style-name="Tabella10.A1" office:value-type="string">
            <text:p text:style-name="P11"><text:span text:style-name="T37">UC_10</text:span></text:p>
          </table:table-cell>
        </table:table-row>
        <table:table-row table:style-name="Tabella10.1">
          <table:table-cell table:style-name="Tabella10.A1" office:value-type="string">
            <text:p text:style-name="P12"><text:span text:style-name="T34">Nome caso d’uso: <text:s text:c="4"/></text:span><text:span text:style-name="T37"><text:s text:c="2"/></text:span></text:p>
          </table:table-cell>
          <table:table-cell table:style-name="Tabella10.A1" office:value-type="string">
            <text:p text:style-name="P38"><text:span text:style-name="T37">Acquisto </text:span><text:span text:style-name="T48">libro</text:span></text:p>
          </table:table-cell>
        </table:table-row>
        <table:table-row table:style-name="Tabella10.1">
          <table:table-cell table:style-name="Tabella10.A1" office:value-type="string">
            <text:p text:style-name="Standard"><text:span text:style-name="T34">Partecipanti: <text:s text:c="3"/></text:span><text:span text:style-name="T37"><text:s text:c="28"/></text:span></text:p>
          </table:table-cell>
          <table:table-cell table:style-name="Tabella10.A1" office:value-type="string">
            <text:p text:style-name="P39"><text:span text:style-name="T37">Utente</text:span></text:p>
          </table:table-cell>
        </table:table-row>
        <table:table-row table:style-name="Tabella10.1">
          <table:table-cell table:style-name="Tabella10.A1" office:value-type="string">
            <text:p text:style-name="Standard"><text:span text:style-name="T34">Entry condition: <text:s text:c="30"/></text:span></text:p>
          </table:table-cell>
          <table:table-cell table:style-name="Tabella10.A1" office:value-type="string">
            <text:p text:style-name="P41"><text:span text:style-name="T37">L’</text:span><text:span text:style-name="T41">utente</text:span><text:span text:style-name="T37"> deve aver effettuato l’accesso e deve trovarsi nella pagina </text:span><text:span text:style-name="T42">del Carrello.</text:span></text:p>
          </table:table-cell>
        </table:table-row>
        <table:table-row table:style-name="Tabella10.1">
          <table:table-cell table:style-name="Tabella10.A1" office:value-type="string">
            <text:p text:style-name="P10"/>
            <text:p text:style-name="Standard"><text:span text:style-name="T34">Flusso degli eventi: <text:s text:c="23"/></text:span></text:p>
          </table:table-cell>
          <table:table-cell table:style-name="Tabella10.A1" office:value-type="string">
            <text:p text:style-name="P65"><text:span text:style-name="T3">1) Il sistema presenta </text:span><text:span text:style-name="T11">la lista dei libri presenti nel carrello</text:span><text:span text:style-name="T3">.</text:span></text:p>
            <text:p text:style-name="P59"><text:span text:style-name="T37">2) L’</text:span><text:span text:style-name="T42">utente clicca sul bottone </text:span><text:span text:style-name="T55">Procedi all’acquisto</text:span><text:span text:style-name="T37">.</text:span></text:p>
            <text:p text:style-name="P59"><text:span text:style-name="T37">3) </text:span><text:span text:style-name="T42">Il sistema propone un form in cui inserire le info</text:span><text:span text:style-name="T43">r</text:span><text:span text:style-name="T42">mazioni sul metodo di pagamento.</text:span></text:p>
            <text:p text:style-name="P65"><text:span text:style-name="T37">4</text:span><text:span text:style-name="T3">)</text:span><text:span text:style-name="T11">L’utente compila e sottomette il form tramite bottone </text:span><text:span text:style-name="T23">Conferma</text:span><text:span text:style-name="T3">.</text:span></text:p>
            <text:p text:style-name="P67"><text:span text:style-name="T3">5) Il sistema genera un messaggio di avvenuto acquisto.</text:span></text:p>
            <text:p text:style-name="P67"><text:span text:style-name="T3">6) </text:span><text:span text:style-name="T12">Il sistema reindirizza l’utente sulla pagina di home.</text:span></text:p>
          </table:table-cell>
        </table:table-row>
        <table:table-row table:style-name="Tabella10.1">
          <table:table-cell table:style-name="Tabella10.A1" office:value-type="string">
            <text:p text:style-name="Standard"><text:span text:style-name="T34">E</text:span><text:span text:style-name="T35">ccezione:</text:span></text:p>
          </table:table-cell>
          <table:table-cell table:style-name="Tabella10.A1" office:value-type="string">
            <text:p text:style-name="P43"><text:span text:style-name="T37">1) Se l’utente inserisce dati non conformi alla richiesta del form, </text:span><text:span text:style-name="T46">10</text:span><text:span text:style-name="T37">.1 </text:span><text:span text:style-name="T54">Dati non conformi: </text:span><text:span text:style-name="T63">viene visualizzata una pagina di errore.</text:span></text:p>
          </table:table-cell>
        </table:table-row>
        <table:table-row table:style-name="Tabella10.1">
          <table:table-cell table:style-name="Tabella10.A7" office:value-type="string">
            <text:p text:style-name="P30">Exit condition:</text:p>
          </table:table-cell>
          <table:table-cell table:style-name="Tabella10.A7" office:value-type="string">
            <text:p text:style-name="P42"><text:span text:style-name="T37">Acquisto avvenuto</text:span></text:p>
          </table:table-cell>
        </table:table-row>
      </table:table>
      <text:p text:style-name="P4"/>
      <text:p text:style-name="Standard"><text:span text:style-name="T62">Interaz</text:span><text:span text:style-name="T60">ione Utente</text:span></text:p>
      <table:table table:name="Tabella11" table:style-name="Tabella11">
        <table:table-column table:style-name="Tabella11.A"/>
        <table:table-column table:style-name="Tabella11.B"/>
        <table:table-row table:style-name="Tabella11.1">
          <table:table-cell table:style-name="Tabella11.A1" office:value-type="string">
            <text:p text:style-name="P11"><text:span text:style-name="T34">ID:</text:span><text:span text:style-name="T37"> <text:s text:c="53"/></text:span></text:p>
          </table:table-cell>
          <table:table-cell table:style-name="Tabella11.A1" office:value-type="string">
            <text:p text:style-name="P11"><text:span text:style-name="T37">UC_11</text:span></text:p>
          </table:table-cell>
        </table:table-row>
        <table:table-row table:style-name="Tabella11.1">
          <table:table-cell table:style-name="Tabella11.A1" office:value-type="string">
            <text:p text:style-name="P12"><text:span text:style-name="T34">Nome caso d’uso: <text:s text:c="4"/></text:span><text:span text:style-name="T37"><text:s text:c="2"/></text:span></text:p>
          </table:table-cell>
          <table:table-cell table:style-name="Tabella11.A1" office:value-type="string">
            <text:p text:style-name="P44"><text:span text:style-name="T37">Recensione libro</text:span></text:p>
          </table:table-cell>
        </table:table-row>
        <table:table-row table:style-name="Tabella11.1">
          <table:table-cell table:style-name="Tabella11.A1" office:value-type="string">
            <text:p text:style-name="Standard"><text:span text:style-name="T34">Partecipanti: <text:s text:c="3"/></text:span><text:span text:style-name="T37"><text:s text:c="28"/></text:span></text:p>
          </table:table-cell>
          <table:table-cell table:style-name="Tabella11.A1" office:value-type="string">
            <text:p text:style-name="P13"><text:span text:style-name="T37">Utente</text:span></text:p>
          </table:table-cell>
        </table:table-row>
        <table:table-row table:style-name="Tabella11.1">
          <table:table-cell table:style-name="Tabella11.A1" office:value-type="string">
            <text:p text:style-name="Standard"><text:span text:style-name="T34">Entry condition: <text:s text:c="30"/></text:span></text:p>
          </table:table-cell>
          <table:table-cell table:style-name="Tabella11.A1" office:value-type="string">
            <text:p text:style-name="Standard"><text:span text:style-name="T37">L’utente deve aver effettuato l’accesso e deve trovarsi </text:span><text:span text:style-name="T44">sulla pagina del libro</text:span><text:span text:style-name="T37">.</text:span></text:p>
          </table:table-cell>
        </table:table-row>
        <table:table-row table:style-name="Tabella11.1">
          <table:table-cell table:style-name="Tabella11.A1" office:value-type="string">
            <text:p text:style-name="P10"/>
            <text:p text:style-name="Standard"><text:span text:style-name="T34">Flusso degli eventi: <text:s text:c="23"/></text:span></text:p>
          </table:table-cell>
          <table:table-cell table:style-name="Tabella11.A1" office:value-type="string">
            <text:p text:style-name="P65"><text:span text:style-name="T3">1) L’utente </text:span><text:span text:style-name="T13">scrive la recensione nell’apposito form</text:span></text:p>
            <text:p text:style-name="P65"><text:span text:style-name="T3">2) </text:span><text:span text:style-name="T13">L’utente sottomette il form tramite bottone </text:span><text:span text:style-name="T24">Pubblica</text:span><text:span text:style-name="T30">.</text:span></text:p>
            <text:p text:style-name="P68"><text:span text:style-name="T30">3</text:span><text:span text:style-name="T31">) Il sistema manda un messaggio di recensione pubblicata</text:span></text:p>
          </table:table-cell>
        </table:table-row>
        <table:table-row table:style-name="Tabella11.1">
          <table:table-cell table:style-name="Tabella11.A1" office:value-type="string">
            <text:p text:style-name="Standard"><text:span text:style-name="T34">Exit condition:</text:span></text:p>
          </table:table-cell>
          <table:table-cell table:style-name="Tabella11.A1" office:value-type="string">
            <text:p text:style-name="P45"><text:span text:style-name="T37">Il libro ha un’altra recensione.</text:span></text:p>
          </table:table-cell>
        </table:table-row>
      </table:table>
      <text:p text:style-name="P7"><text:soft-page-break/></text:p>
      <text:p text:style-name="P7"/>
      <table:table table:name="Tabella12" table:style-name="Tabella12">
        <table:table-column table:style-name="Tabella12.A"/>
        <table:table-column table:style-name="Tabella12.B"/>
        <table:table-row table:style-name="Tabella12.1">
          <table:table-cell table:style-name="Tabella12.A1" office:value-type="string">
            <text:p text:style-name="Standard"><text:span text:style-name="T34">ID:</text:span></text:p>
          </table:table-cell>
          <table:table-cell table:style-name="Tabella12.A1" office:value-type="string">
            <text:p text:style-name="Standard"><text:span text:style-name="T37">UC_12</text:span></text:p>
          </table:table-cell>
        </table:table-row>
        <table:table-row table:style-name="Tabella12.1">
          <table:table-cell table:style-name="Tabella12.A1" office:value-type="string">
            <text:p text:style-name="Standard"><text:span text:style-name="T34">Nome caso d’uso:</text:span></text:p>
          </table:table-cell>
          <table:table-cell table:style-name="Tabella12.A1" office:value-type="string">
            <text:p text:style-name="P45"><text:span text:style-name="T37">Seguire utente</text:span></text:p>
          </table:table-cell>
        </table:table-row>
        <table:table-row table:style-name="Tabella12.1">
          <table:table-cell table:style-name="Tabella12.A1" office:value-type="string">
            <text:p text:style-name="Standard"><text:span text:style-name="T34">Partecipanti:</text:span></text:p>
          </table:table-cell>
          <table:table-cell table:style-name="Tabella12.A1" office:value-type="string">
            <text:p text:style-name="Standard"><text:span text:style-name="T37">Utente </text:span></text:p>
          </table:table-cell>
        </table:table-row>
        <table:table-row table:style-name="Tabella12.1">
          <table:table-cell table:style-name="Tabella12.A1" office:value-type="string">
            <text:p text:style-name="Standard"><text:span text:style-name="T34">Entry condition:</text:span></text:p>
          </table:table-cell>
          <table:table-cell table:style-name="Tabella12.A1" office:value-type="string">
            <text:p text:style-name="Standard"><text:span text:style-name="T37">L’utente deve aver effettuato l’accesso e deve </text:span><text:span text:style-name="T44">essere sul profilo di un secondo utente</text:span><text:span text:style-name="T51">.</text:span></text:p>
          </table:table-cell>
        </table:table-row>
        <table:table-row table:style-name="Tabella12.1">
          <table:table-cell table:style-name="Tabella12.A1" office:value-type="string">
            <text:p text:style-name="Standard"><text:span text:style-name="T34">Flusso degli eventi:</text:span></text:p>
          </table:table-cell>
          <table:table-cell table:style-name="Tabella12.A1" office:value-type="string">
            <text:p text:style-name="P59"><text:span text:style-name="T3">1) L’utente clicca sul pulsante </text:span><text:span text:style-name="T24">Segui</text:span><text:span text:style-name="T3"> .</text:span></text:p>
            <text:p text:style-name="P61"><text:span text:style-name="T3">2)</text:span><text:span text:style-name="T14">Il sistema aggiorna la lista delle booklists seguite.</text:span></text:p>
            <text:p text:style-name="P61"><text:span text:style-name="T14">3)</text:span><text:span text:style-name="T3">Il sistema restituisce una notifica all’utente.</text:span></text:p>
          </table:table-cell>
        </table:table-row>
        <table:table-row table:style-name="Tabella12.1">
          <table:table-cell table:style-name="Tabella12.A1" office:value-type="string">
            <text:p text:style-name="Standard"><text:span text:style-name="T34">Exit condition:</text:span></text:p>
          </table:table-cell>
          <table:table-cell table:style-name="Tabella12.A1" office:value-type="string">
            <text:p text:style-name="Standard"><text:span text:style-name="T45">Lista Booklists seguite aggiornate</text:span><text:span text:style-name="T37">.</text:span></text:p>
          </table:table-cell>
        </table:table-row>
      </table:table>
      <text:p text:style-name="P7"/>
      <text:p text:style-name="P7"/>
      <text:p text:style-name="P7"/>
      <table:table table:name="Tabella13" table:style-name="Tabella13">
        <table:table-column table:style-name="Tabella13.A"/>
        <table:table-column table:style-name="Tabella13.B"/>
        <table:table-row table:style-name="Tabella13.1">
          <table:table-cell table:style-name="Tabella13.A1" office:value-type="string">
            <text:p text:style-name="Standard"><text:span text:style-name="T34">ID:</text:span><text:span text:style-name="T37"> <text:s text:c="53"/></text:span></text:p>
          </table:table-cell>
          <table:table-cell table:style-name="Tabella13.A1" office:value-type="string">
            <text:p text:style-name="Standard"><text:span text:style-name="T37">UC_13</text:span></text:p>
          </table:table-cell>
        </table:table-row>
        <table:table-row table:style-name="Tabella13.1">
          <table:table-cell table:style-name="Tabella13.A1" office:value-type="string">
            <text:p text:style-name="Standard"><text:span text:style-name="T34">Nome caso d’uso: <text:s text:c="4"/></text:span><text:span text:style-name="T37"><text:s text:c="2"/></text:span></text:p>
          </table:table-cell>
          <table:table-cell table:style-name="Tabella13.A1" office:value-type="string">
            <text:p text:style-name="P46"><text:span text:style-name="T37">Seguire booklist</text:span></text:p>
          </table:table-cell>
        </table:table-row>
        <table:table-row table:style-name="Tabella13.1">
          <table:table-cell table:style-name="Tabella13.A1" office:value-type="string">
            <text:p text:style-name="P14"><text:span text:style-name="T34">Partecipanti: <text:s text:c="3"/></text:span><text:span text:style-name="T37"><text:s text:c="28"/></text:span></text:p>
          </table:table-cell>
          <table:table-cell table:style-name="Tabella13.A1" office:value-type="string">
            <text:p text:style-name="P14"><text:span text:style-name="T37">Utente</text:span></text:p>
          </table:table-cell>
        </table:table-row>
        <table:table-row table:style-name="Tabella13.1">
          <table:table-cell table:style-name="Tabella13.A1" office:value-type="string">
            <text:p text:style-name="P16"><text:span text:style-name="T34">Entry condition: <text:s text:c="31"/></text:span></text:p>
          </table:table-cell>
          <table:table-cell table:style-name="Tabella13.A1" office:value-type="string">
            <text:p text:style-name="P17"><text:span text:style-name="T37">L’utente deve aver effettuato l’accesso</text:span><text:span text:style-name="T51">.</text:span></text:p>
          </table:table-cell>
        </table:table-row>
        <table:table-row table:style-name="Tabella13.1">
          <table:table-cell table:style-name="Tabella13.A1" office:value-type="string">
            <text:p text:style-name="P20"><text:span text:style-name="T34">Flusso degli eventi: <text:s text:c="2"/></text:span><text:span text:style-name="T37"><text:s text:c="22"/></text:span></text:p>
          </table:table-cell>
          <table:table-cell table:style-name="Tabella13.A1" office:value-type="string">
            <text:p text:style-name="P23"><text:span text:style-name="T37">1)L’utente visualizza una </text:span><text:span text:style-name="T45">booklist</text:span><text:span text:style-name="T37">.</text:span></text:p>
            <text:p text:style-name="P23"><text:span text:style-name="T37">2)L’utente </text:span><text:span text:style-name="T45">clicca sul pulsante segui</text:span><text:span text:style-name="T37">.</text:span></text:p>
            <text:p text:style-name="P23"><text:span text:style-name="T14">3)</text:span><text:span text:style-name="T3">Il sistema restituisce una notifica all’utente.</text:span><text:span text:style-name="T37"><text:tab/></text:span></text:p>
          </table:table-cell>
        </table:table-row>
        <table:table-row table:style-name="Tabella13.1">
          <table:table-cell table:style-name="Tabella13.A1" office:value-type="string">
            <text:p text:style-name="Standard"><text:span text:style-name="T34">Exit condition:</text:span></text:p>
          </table:table-cell>
          <table:table-cell table:style-name="Tabella13.A1" office:value-type="string">
            <text:p text:style-name="P46"><text:span text:style-name="T37">Booklist aggiunta alla lista delle booklists seguite.</text:span></text:p>
          </table:table-cell>
        </table:table-row>
      </table:table>
      <text:p text:style-name="Standard"/>
      <text:p text:style-name="Standard"/>
      <text:p text:style-name="P9"/>
      <text:p text:style-name="P9"/>
      <text:p text:style-name="P9"/>
      <table:table table:name="Tabella18" table:style-name="Tabella18">
        <table:table-column table:style-name="Tabella18.A"/>
        <table:table-column table:style-name="Tabella18.B"/>
        <text:soft-page-break/>
        <table:table-row table:style-name="Tabella18.1">
          <table:table-cell table:style-name="Tabella18.A1" office:value-type="string">
            <text:p text:style-name="P57"><text:span text:style-name="T34">ID:</text:span><text:span text:style-name="T37"> <text:s text:c="53"/></text:span></text:p>
          </table:table-cell>
          <table:table-cell table:style-name="Tabella18.A1" office:value-type="string">
            <text:p text:style-name="P57"><text:span text:style-name="T37">UC_1</text:span><text:span text:style-name="T49">4</text:span></text:p>
          </table:table-cell>
        </table:table-row>
        <table:table-row table:style-name="Tabella18.1">
          <table:table-cell table:style-name="Tabella18.A1" office:value-type="string">
            <text:p text:style-name="P57"><text:span text:style-name="T34">Nome caso d’uso: <text:s text:c="4"/></text:span><text:span text:style-name="T37"><text:s text:c="2"/></text:span></text:p>
          </table:table-cell>
          <table:table-cell table:style-name="Tabella18.A1" office:value-type="string">
            <text:p text:style-name="P58"><text:span text:style-name="T37">Contattare admin</text:span></text:p>
          </table:table-cell>
        </table:table-row>
        <table:table-row table:style-name="Tabella18.1">
          <table:table-cell table:style-name="Tabella18.A1" office:value-type="string">
            <text:p text:style-name="P15"><text:span text:style-name="T34">Partecipanti: <text:s text:c="3"/></text:span><text:span text:style-name="T37"><text:s text:c="28"/></text:span></text:p>
          </table:table-cell>
          <table:table-cell table:style-name="Tabella18.A1" office:value-type="string">
            <text:p text:style-name="P15"><text:span text:style-name="T37">Utente</text:span></text:p>
          </table:table-cell>
        </table:table-row>
        <table:table-row table:style-name="Tabella18.1">
          <table:table-cell table:style-name="Tabella18.A1" office:value-type="string">
            <text:p text:style-name="P19"><text:span text:style-name="T34">Entry condition: <text:s text:c="31"/></text:span></text:p>
          </table:table-cell>
          <table:table-cell table:style-name="Tabella18.A1" office:value-type="string">
            <text:p text:style-name="P19"><text:span text:style-name="T37">L’utente deve </text:span><text:span text:style-name="T50">essere nella pagina </text:span><text:span text:style-name="T59">Contattaci</text:span><text:span text:style-name="T67"> , sezione </text:span><text:span text:style-name="T59">Inviaci una mail</text:span><text:span text:style-name="T51">.</text:span></text:p>
          </table:table-cell>
        </table:table-row>
        <table:table-row table:style-name="Tabella18.1">
          <table:table-cell table:style-name="Tabella18.A1" office:value-type="string">
            <text:p text:style-name="P21"><text:span text:style-name="T34">Flusso degli eventi: <text:s text:c="2"/></text:span><text:span text:style-name="T37"><text:s text:c="22"/></text:span></text:p>
          </table:table-cell>
          <table:table-cell table:style-name="Tabella18.A1" office:value-type="string">
            <text:p text:style-name="P24"><text:span text:style-name="T37">1)</text:span><text:span text:style-name="T50">Il sistema propone un form con le informazioni relative alla mail</text:span><text:span text:style-name="T37">.</text:span></text:p>
            <text:p text:style-name="P24"><text:span text:style-name="T37">2)L’utente </text:span><text:span text:style-name="T50">sottomette il form attraverso il bottone </text:span><text:span text:style-name="T59">Invia mail.</text:span></text:p>
            <text:p text:style-name="P24"><text:span text:style-name="T14">3)</text:span><text:span text:style-name="T3">Il sistema restituisce una notifica all’utente.</text:span><text:span text:style-name="T37"><text:tab/></text:span></text:p>
          </table:table-cell>
        </table:table-row>
        <table:table-row table:style-name="Tabella18.1">
          <table:table-cell table:style-name="Tabella18.A1" office:value-type="string">
            <text:p text:style-name="P57"><text:span text:style-name="T34">Exit condition:</text:span></text:p>
          </table:table-cell>
          <table:table-cell table:style-name="Tabella18.A1" office:value-type="string">
            <text:p text:style-name="P47"><text:span text:style-name="T50">La mail viene inviata all’admin</text:span><text:span text:style-name="T37">.</text:span></text:p>
          </table:table-cell>
        </table:table-row>
      </table:table>
      <text:p text:style-name="P57"/>
      <text:p text:style-name="Standard"/>
      <text:p text:style-name="Standard"/>
      <text:p text:style-name="P32">Gestione ADMIN</text:p>
      <table:table table:name="Tabella14" table:style-name="Tabella14">
        <table:table-column table:style-name="Tabella14.A"/>
        <table:table-column table:style-name="Tabella14.B"/>
        <table:table-row table:style-name="Tabella14.1">
          <table:table-cell table:style-name="Tabella14.A1" office:value-type="string">
            <text:p text:style-name="Standard"><text:span text:style-name="T34">ID:</text:span><text:span text:style-name="T37"> <text:s text:c="53"/></text:span></text:p>
          </table:table-cell>
          <table:table-cell table:style-name="Tabella14.A1" office:value-type="string">
            <text:p text:style-name="Standard"><text:span text:style-name="T37">UC_1</text:span><text:span text:style-name="T49">5</text:span></text:p>
          </table:table-cell>
        </table:table-row>
        <table:table-row table:style-name="Tabella14.1">
          <table:table-cell table:style-name="Tabella14.A1" office:value-type="string">
            <text:p text:style-name="Standard"><text:span text:style-name="T34">Nome caso d’uso: <text:s text:c="4"/></text:span><text:span text:style-name="T37"><text:s text:c="2"/></text:span></text:p>
          </table:table-cell>
          <table:table-cell table:style-name="Tabella14.A1" office:value-type="string">
            <text:p text:style-name="P48"><text:span text:style-name="T37">Inserimento libro</text:span></text:p>
          </table:table-cell>
        </table:table-row>
        <table:table-row table:style-name="Tabella14.1">
          <table:table-cell table:style-name="Tabella14.A1" office:value-type="string">
            <text:p text:style-name="P14"><text:span text:style-name="T34">Partecipanti: <text:s text:c="3"/></text:span><text:span text:style-name="T37"><text:s text:c="28"/></text:span></text:p>
          </table:table-cell>
          <table:table-cell table:style-name="Tabella14.A1" office:value-type="string">
            <text:p text:style-name="P49"><text:span text:style-name="T37">Admin</text:span></text:p>
          </table:table-cell>
        </table:table-row>
        <table:table-row table:style-name="Tabella14.1">
          <table:table-cell table:style-name="Tabella14.A1" office:value-type="string">
            <text:p text:style-name="P16"><text:span text:style-name="T34">Entry condition: <text:s text:c="31"/></text:span></text:p>
          </table:table-cell>
          <table:table-cell table:style-name="Tabella14.A1" office:value-type="string">
            <text:p text:style-name="P50"><text:span text:style-name="T37">L’admin si è autenticato ed è nella sua area personale </text:span><text:span text:style-name="T48">sezione </text:span><text:span text:style-name="T58">Libri</text:span><text:span text:style-name="T37">.</text:span></text:p>
          </table:table-cell>
        </table:table-row>
        <table:table-row table:style-name="Tabella14.1">
          <table:table-cell table:style-name="Tabella14.A1" office:value-type="string">
            <text:p text:style-name="P20"><text:span text:style-name="T34">Flusso degli eventi: <text:s text:c="2"/></text:span><text:span text:style-name="T37"><text:s text:c="22"/></text:span></text:p>
          </table:table-cell>
          <table:table-cell table:style-name="Tabella14.A1" office:value-type="string">
            <text:p text:style-name="P22"><text:span text:style-name="T37">1)</text:span><text:span text:style-name="T46"> L’admin clicca sul bottone </text:span><text:span text:style-name="T56">Aggiungi libro.</text:span></text:p>
            <text:p text:style-name="P22"><text:span text:style-name="T37">2) </text:span><text:span text:style-name="T46">Il sistema presenta un form da compilare con le informazioni del libro</text:span><text:span text:style-name="T37">.</text:span></text:p>
            <text:p text:style-name="P51"><text:span text:style-name="T37">3) L’admin sottomette il form dopo averlo compilato attraverso il bottone </text:span><text:span text:style-name="T54">Aggiungi.</text:span></text:p>
            <text:p text:style-name="P51"><text:span text:style-name="T63">4) Il sistema invia una notifica all’admin.</text:span></text:p>
            <text:p text:style-name="P55"><text:span text:style-name="T37">5) L’admin viene riportato nella sua area personale.</text:span></text:p>
            <text:p text:style-name="P22"><text:span text:style-name="T37"><text:tab/></text:span></text:p>
          </table:table-cell>
        </table:table-row>
        <table:table-row table:style-name="Tabella14.1">
          <table:table-cell table:style-name="Tabella14.A6" office:value-type="string">
            <text:p text:style-name="P31">Eccezione:</text:p>
          </table:table-cell>
          <table:table-cell table:style-name="Tabella14.A6" office:value-type="string">
            <text:p text:style-name="P33">1) L’inserimento di dati errati 1<text:span text:style-name="T72">5</text:span>.1 <text:span text:style-name="T68">Campo Errato: </text:span><text:span text:style-name="T65">viene visualizzata una pagina di errore.</text:span></text:p>
            <text:p text:style-name="P33"><text:span text:style-name="T63">2)</text:span> la mancata compilazione di uno o più campi 1<text:span text:style-name="T72">5</text:span>.2 <text:span text:style-name="T68">Campo incompleto: </text:span><text:span text:style-name="T69"><text:s/></text:span><text:span text:style-name="T65">viene visualizzata una pagina di errore.</text:span></text:p>
          </table:table-cell>
        </table:table-row>
        <table:table-row table:style-name="Tabella14.1">
          <table:table-cell table:style-name="Tabella14.A1" office:value-type="string">
            <text:p text:style-name="Standard"><text:span text:style-name="T34">E</text:span><text:span text:style-name="T36">xit condition:</text:span></text:p>
          </table:table-cell>
          <table:table-cell table:style-name="Tabella14.A1" office:value-type="string">
            <text:p text:style-name="P48"><text:span text:style-name="T37">Libro aggiunto, </text:span><text:span text:style-name="T48">lista libri aggiornata</text:span><text:span text:style-name="T37">.</text:span></text:p>
          </table:table-cell>
        </table:table-row>
      </table:table>
      <text:p text:style-name="Standard"/>
      <text:p text:style-name="Standard"><text:soft-page-break/></text:p>
      <text:p text:style-name="Standard"/>
      <table:table table:name="Tabella15" table:style-name="Tabella15">
        <table:table-column table:style-name="Tabella15.A"/>
        <table:table-column table:style-name="Tabella15.B"/>
        <table:table-row table:style-name="Tabella15.1">
          <table:table-cell table:style-name="Tabella15.A1" office:value-type="string">
            <text:p text:style-name="Standard"><text:span text:style-name="T34">ID:</text:span><text:span text:style-name="T37"> <text:s text:c="53"/></text:span></text:p>
          </table:table-cell>
          <table:table-cell table:style-name="Tabella15.A1" office:value-type="string">
            <text:p text:style-name="Standard"><text:span text:style-name="T37">UC_1</text:span><text:span text:style-name="T49">6</text:span></text:p>
          </table:table-cell>
        </table:table-row>
        <table:table-row table:style-name="Tabella15.1">
          <table:table-cell table:style-name="Tabella15.A1" office:value-type="string">
            <text:p text:style-name="Standard"><text:span text:style-name="T34">Nome caso d’uso: <text:s text:c="4"/></text:span><text:span text:style-name="T37"><text:s text:c="2"/></text:span></text:p>
          </table:table-cell>
          <table:table-cell table:style-name="Tabella15.A1" office:value-type="string">
            <text:p text:style-name="P48"><text:span text:style-name="T37">Modifica Libro</text:span></text:p>
          </table:table-cell>
        </table:table-row>
        <table:table-row table:style-name="Tabella15.1">
          <table:table-cell table:style-name="Tabella15.A1" office:value-type="string">
            <text:p text:style-name="P14"><text:span text:style-name="T34">Partecipanti: <text:s text:c="3"/></text:span><text:span text:style-name="T37"><text:s text:c="28"/></text:span></text:p>
          </table:table-cell>
          <table:table-cell table:style-name="Tabella15.A1" office:value-type="string">
            <text:p text:style-name="P52"><text:span text:style-name="T37">Admin</text:span></text:p>
          </table:table-cell>
        </table:table-row>
        <table:table-row table:style-name="Tabella15.1">
          <table:table-cell table:style-name="Tabella15.A1" office:value-type="string">
            <text:p text:style-name="P16"><text:span text:style-name="T34">Entry condition: <text:s text:c="31"/></text:span></text:p>
          </table:table-cell>
          <table:table-cell table:style-name="Tabella15.A1" office:value-type="string">
            <text:p text:style-name="P18"><text:span text:style-name="T46">L’admin si è autenticato ed è nella sua area personale </text:span><text:span text:style-name="T48">sezione </text:span><text:span text:style-name="T58">Libri</text:span><text:span text:style-name="T46">.</text:span></text:p>
          </table:table-cell>
        </table:table-row>
        <table:table-row table:style-name="Tabella15.1">
          <table:table-cell table:style-name="Tabella15.A1" office:value-type="string">
            <text:p text:style-name="P20"><text:span text:style-name="T34">Flusso degli eventi: <text:s text:c="2"/></text:span><text:span text:style-name="T37"><text:s text:c="22"/></text:span></text:p>
          </table:table-cell>
          <table:table-cell table:style-name="Tabella15.A1" office:value-type="string">
            <text:p text:style-name="P22"><text:span text:style-name="T37">1)L’</text:span><text:span text:style-name="T47">admin clicca il bottone </text:span><text:span text:style-name="T57">Modifica </text:span><text:span text:style-name="T66">in prossimità del libro da modificare.</text:span></text:p>
            <text:p text:style-name="P53"><text:span text:style-name="T63">2) Il sistema presenta un form modificabile con le informaizoni del libro.</text:span></text:p>
            <text:p text:style-name="P53"><text:span text:style-name="T63">3) L’admin sottomette le modifiche attraverso il bottone </text:span><text:span text:style-name="T54">Conferma.</text:span></text:p>
            <text:p text:style-name="P55"><text:span text:style-name="T37">4) Il sistema notifica la riuscita della modifica.</text:span></text:p>
            <text:p text:style-name="P55"><text:span text:style-name="T37">5) L’admin viene riportato nella sua area personale.</text:span></text:p>
            <text:p text:style-name="P22"><text:span text:style-name="T37"><text:tab/></text:span></text:p>
          </table:table-cell>
        </table:table-row>
        <table:table-row table:style-name="Tabella15.1">
          <table:table-cell table:style-name="Tabella15.A1" office:value-type="string">
            <text:p text:style-name="Standard"><text:span text:style-name="T34">Exit condition:</text:span></text:p>
          </table:table-cell>
          <table:table-cell table:style-name="Tabella15.A1" office:value-type="string">
            <text:p text:style-name="P54"><text:span text:style-name="T37">Libro modificato.</text:span></text:p>
          </table:table-cell>
        </table:table-row>
      </table:table>
      <text:p text:style-name="Standard"/>
      <text:p text:style-name="Standard"/>
      <table:table table:name="Tabella16" table:style-name="Tabella16">
        <table:table-column table:style-name="Tabella16.A"/>
        <table:table-column table:style-name="Tabella16.B"/>
        <table:table-row table:style-name="Tabella16.1">
          <table:table-cell table:style-name="Tabella16.A1" office:value-type="string">
            <text:p text:style-name="Standard"><text:span text:style-name="T34">ID:</text:span></text:p>
          </table:table-cell>
          <table:table-cell table:style-name="Tabella16.A1" office:value-type="string">
            <text:p text:style-name="Standard"><text:span text:style-name="T37">UC_1</text:span><text:span text:style-name="T49">7</text:span></text:p>
          </table:table-cell>
        </table:table-row>
        <table:table-row table:style-name="Tabella16.1">
          <table:table-cell table:style-name="Tabella16.A1" office:value-type="string">
            <text:p text:style-name="Standard"><text:span text:style-name="T34">Nome caso d’uso:</text:span></text:p>
          </table:table-cell>
          <table:table-cell table:style-name="Tabella16.A1" office:value-type="string">
            <text:p text:style-name="P54"><text:span text:style-name="T37">Eliminazione libro</text:span></text:p>
          </table:table-cell>
        </table:table-row>
        <table:table-row table:style-name="Tabella16.1">
          <table:table-cell table:style-name="Tabella16.A1" office:value-type="string">
            <text:p text:style-name="Standard"><text:span text:style-name="T34">Partecipanti:</text:span></text:p>
          </table:table-cell>
          <table:table-cell table:style-name="Tabella16.A1" office:value-type="string">
            <text:p text:style-name="P54"><text:span text:style-name="T37">Admin</text:span></text:p>
          </table:table-cell>
        </table:table-row>
        <table:table-row table:style-name="Tabella16.1">
          <table:table-cell table:style-name="Tabella16.A1" office:value-type="string">
            <text:p text:style-name="Standard"><text:span text:style-name="T34">Entry condition:</text:span></text:p>
          </table:table-cell>
          <table:table-cell table:style-name="Tabella16.A1" office:value-type="string">
            <text:p text:style-name="Standard"><text:span text:style-name="T37">L’</text:span><text:span text:style-name="T47">admin</text:span><text:span text:style-name="T37"> deve aver effettuato l’accesso e si trova nella </text:span><text:span text:style-name="T47">sua area personale </text:span><text:span text:style-name="T48">sezione </text:span><text:span text:style-name="T58">Libri</text:span><text:span text:style-name="T51">.</text:span></text:p>
          </table:table-cell>
        </table:table-row>
        <table:table-row table:style-name="Tabella16.1">
          <table:table-cell table:style-name="Tabella16.A1" office:value-type="string">
            <text:p text:style-name="Standard"><text:span text:style-name="T34">Flusso degli eventi:</text:span></text:p>
          </table:table-cell>
          <table:table-cell table:style-name="Tabella16.A1" office:value-type="string">
            <text:p text:style-name="P62"><text:span text:style-name="T3">1) L’utente preme il bottone </text:span><text:span text:style-name="T25">Elimina <text:s/></text:span><text:span text:style-name="T33">in </text:span><text:span text:style-name="T32">prossimità del libro da eliminare</text:span><text:span text:style-name="T3">.</text:span></text:p>
            <text:p text:style-name="P62"><text:span text:style-name="T3"><text:s/>2)</text:span><text:span text:style-name="T32">Il sistema manda notifica di eliminazione riuscita all’admin.</text:span><text:span text:style-name="T33"> </text:span><text:span text:style-name="T3"><text:tab/></text:span></text:p>
          </table:table-cell>
        </table:table-row>
        <table:table-row table:style-name="Tabella16.1">
          <table:table-cell table:style-name="Tabella16.A1" office:value-type="string">
            <text:p text:style-name="Standard"><text:span text:style-name="T34">Exit condition:</text:span></text:p>
          </table:table-cell>
          <table:table-cell table:style-name="Tabella16.A1" office:value-type="string">
            <text:p text:style-name="Standard"><text:span text:style-name="T47">Libro eliminato, </text:span><text:span text:style-name="T48">lista libri aggiornata</text:span><text:span text:style-name="T37">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able:table table:name="Tabella17" table:style-name="Tabella17">
        <table:table-column table:style-name="Tabella17.A"/>
        <table:table-column table:style-name="Tabella17.B"/>
        <table:table-row table:style-name="Tabella17.1">
          <table:table-cell table:style-name="Tabella17.A1" office:value-type="string">
            <text:p text:style-name="Standard"><text:span text:style-name="T34">ID:</text:span></text:p>
          </table:table-cell>
          <table:table-cell table:style-name="Tabella17.A1" office:value-type="string">
            <text:p text:style-name="Standard"><text:span text:style-name="T37">UC_1</text:span><text:span text:style-name="T49">8</text:span></text:p>
          </table:table-cell>
        </table:table-row>
        <table:table-row table:style-name="Tabella17.1">
          <table:table-cell table:style-name="Tabella17.A1" office:value-type="string">
            <text:p text:style-name="Standard"><text:span text:style-name="T34">Nome caso d’uso:</text:span></text:p>
          </table:table-cell>
          <table:table-cell table:style-name="Tabella17.A1" office:value-type="string">
            <text:p text:style-name="P54"><text:span text:style-name="T37">Eliminazione utente</text:span></text:p>
          </table:table-cell>
        </table:table-row>
        <table:table-row table:style-name="Tabella17.1">
          <table:table-cell table:style-name="Tabella17.A1" office:value-type="string">
            <text:p text:style-name="Standard"><text:span text:style-name="T34">Partecipanti:</text:span></text:p>
          </table:table-cell>
          <table:table-cell table:style-name="Tabella17.A1" office:value-type="string">
            <text:p text:style-name="P54"><text:span text:style-name="T37">Admin</text:span></text:p>
          </table:table-cell>
        </table:table-row>
        <table:table-row table:style-name="Tabella17.1">
          <table:table-cell table:style-name="Tabella17.A1" office:value-type="string">
            <text:p text:style-name="Standard"><text:span text:style-name="T34">Entry condition:</text:span></text:p>
          </table:table-cell>
          <table:table-cell table:style-name="Tabella17.A1" office:value-type="string">
            <text:p text:style-name="Standard"><text:span text:style-name="T37">L’</text:span><text:span text:style-name="T48">admin si è autenticato ed è nella sua area personale, sezione </text:span><text:span text:style-name="T58">Utenti</text:span><text:span text:style-name="T51">.</text:span></text:p>
          </table:table-cell>
        </table:table-row>
        <table:table-row table:style-name="Tabella17.1">
          <table:table-cell table:style-name="Tabella17.A1" office:value-type="string">
            <text:p text:style-name="Standard"><text:span text:style-name="T34">Flusso degli eventi:</text:span></text:p>
          </table:table-cell>
          <table:table-cell table:style-name="Tabella17.A1" office:value-type="string">
            <text:p text:style-name="P59"><text:span text:style-name="T15">1</text:span><text:span text:style-name="T3">) L’</text:span><text:span text:style-name="T16">admin clicca sul bottone </text:span><text:span text:style-name="T26">Elimina </text:span><text:span text:style-name="T33">in prossimità dell’utente scelto</text:span><text:span text:style-name="T3">.</text:span></text:p>
            <text:p text:style-name="P59"><text:span text:style-name="T3"><text:s/>2) </text:span><text:span text:style-name="T16">Il sistema manda una notifica di eliminazione riuscita.</text:span></text:p>
          </table:table-cell>
        </table:table-row>
        <table:table-row table:style-name="Tabella17.1">
          <table:table-cell table:style-name="Tabella17.A1" office:value-type="string">
            <text:p text:style-name="Standard"><text:span text:style-name="T34">Exit condition:</text:span></text:p>
          </table:table-cell>
          <table:table-cell table:style-name="Tabella17.A1" office:value-type="string">
            <text:p text:style-name="P56"><text:span text:style-name="T37">Utente eliminato, lista utenti aggiornata.</text:span>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akar" svg:font-family="aakar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entury Gothic1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entury Gothic2" svg:font-family="'Century Gothic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apple-tab-span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52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09:04:00</meta:creation-date>
    <meta:initial-creator>MARTINA BORRIELLO</meta:initial-creator>
    <dc:date>2020-11-04T18:12:29.973855578</dc:date>
    <meta:editing-duration>PT13M29S</meta:editing-duration>
    <meta:editing-cycles>2</meta:editing-cycles>
    <meta:generator>LibreOffice/6.0.7.3$Linux_X86_64 LibreOffice_project/00m0$Build-3</meta:generator>
    <meta:document-statistic meta:table-count="18" meta:image-count="0" meta:object-count="0" meta:page-count="10" meta:paragraph-count="282" meta:word-count="1348" meta:character-count="10726" meta:non-whitespace-character-count="8016"/>
  </office:meta>
</office:document-meta>
</file>